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20" style:family="table">
      <style:table-properties style:width="16.551cm" table:align="center" style:writing-mode="lr-tb"/>
    </style:style>
    <style:style style:name="Таблица20.A" style:family="table-column">
      <style:table-column-properties style:column-width="3.254cm"/>
    </style:style>
    <style:style style:name="Таблица20.B" style:family="table-column">
      <style:table-column-properties style:column-width="2.773cm"/>
    </style:style>
    <style:style style:name="Таблица20.C" style:family="table-column">
      <style:table-column-properties style:column-width="2.873cm"/>
    </style:style>
    <style:style style:name="Таблица20.D" style:family="table-column">
      <style:table-column-properties style:column-width="3.143cm"/>
    </style:style>
    <style:style style:name="Таблица20.E" style:family="table-column">
      <style:table-column-properties style:column-width="4.507cm"/>
    </style:style>
    <style:style style:name="Таблица20.1" style:family="table-row">
      <style:table-row-properties style:min-row-height="0.635cm" fo:keep-together="auto"/>
    </style:style>
    <style:style style:name="Таблица2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2" style:family="table-row">
      <style:table-row-properties style:min-row-height="0.572cm" fo:keep-together="auto"/>
    </style:style>
    <style:style style:name="Таблица21" style:family="table">
      <style:table-properties style:width="13.577cm" fo:margin-left="-0.226cm" table:align="left" style:writing-mode="lr-tb"/>
    </style:style>
    <style:style style:name="Таблица21.A" style:family="table-column">
      <style:table-column-properties style:column-width="3.376cm"/>
    </style:style>
    <style:style style:name="Таблица21.D" style:family="table-column">
      <style:table-column-properties style:column-width="3.448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1.2" style:family="table-row">
      <style:table-row-properties style:min-row-height="0.527cm" fo:keep-together="auto"/>
    </style:style>
    <style:style style:name="Таблица2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" style:family="table">
      <style:table-properties style:width="16.953cm" fo:margin-left="-0.226cm" table:align="left" style:writing-mode="lr-tb"/>
    </style:style>
    <style:style style:name="Таблица22.A" style:family="table-column">
      <style:table-column-properties style:column-width="3.376cm"/>
    </style:style>
    <style:style style:name="Таблица22.E" style:family="table-column">
      <style:table-column-properties style:column-width="3.448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3" style:family="table">
      <style:table-properties style:width="14.263cm" fo:margin-left="-0.226cm" table:align="left" style:writing-mode="lr-tb"/>
    </style:style>
    <style:style style:name="Таблица23.A" style:family="table-column">
      <style:table-column-properties style:column-width="6.943cm"/>
    </style:style>
    <style:style style:name="Таблица23.B" style:family="table-column">
      <style:table-column-properties style:column-width="5.44cm"/>
    </style:style>
    <style:style style:name="Таблица23.C" style:family="table-column">
      <style:table-column-properties style:column-width="1.88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4" style:family="table">
      <style:table-properties style:width="16.953cm" fo:margin-left="-0.226cm" table:align="left" style:writing-mode="lr-tb"/>
    </style:style>
    <style:style style:name="Таблица24.A" style:family="table-column">
      <style:table-column-properties style:column-width="5.191cm"/>
    </style:style>
    <style:style style:name="Таблица24.B" style:family="table-column">
      <style:table-column-properties style:column-width="11.762cm"/>
    </style:style>
    <style:style style:name="Таблица24.1" style:family="table-row">
      <style:table-row-properties style:min-row-height="0.524cm" fo:keep-together="auto"/>
    </style:style>
    <style:style style:name="Таблица2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4.2" style:family="table-row">
      <style:table-row-properties style:min-row-height="0.526cm" fo:keep-together="auto"/>
    </style:style>
    <style:style style:name="Таблица24.3" style:family="table-row">
      <style:table-row-properties style:min-row-height="0.545cm" fo:keep-together="auto"/>
    </style:style>
    <style:style style:name="Таблица24.4" style:family="table-row">
      <style:table-row-properties style:min-row-height="0.416cm" fo:keep-together="auto"/>
    </style:style>
    <style:style style:name="Таблица24.5" style:family="table-row">
      <style:table-row-properties style:min-row-height="0.503cm" fo:keep-together="auto"/>
    </style:style>
    <style:style style:name="Таблица24.7" style:family="table-row">
      <style:table-row-properties style:min-row-height="0.513cm" fo:keep-together="auto"/>
    </style:style>
    <style:style style:name="Таблица24.8" style:family="table-row">
      <style:table-row-properties style:min-row-height="0.506cm" fo:keep-together="auto"/>
    </style:style>
    <style:style style:name="Таблица24.9" style:family="table-row">
      <style:table-row-properties style:min-row-height="0.572cm" fo:keep-together="auto"/>
    </style:style>
    <style:style style:name="Таблица24.10" style:family="table-row">
      <style:table-row-properties style:min-row-height="0.492cm" fo:keep-together="auto"/>
    </style:style>
    <style:style style:name="Таблица24.11" style:family="table-row">
      <style:table-row-properties style:min-row-height="0.46cm" fo:keep-together="auto"/>
    </style:style>
    <style:style style:name="Таблица24.13" style:family="table-row">
      <style:table-row-properties style:min-row-height="0.517cm" fo:keep-together="auto"/>
    </style:style>
    <style:style style:name="Таблица24.15" style:family="table-row">
      <style:table-row-properties style:min-row-height="0.48cm" fo:keep-together="auto"/>
    </style:style>
    <style:style style:name="Таблица24.16" style:family="table-row">
      <style:table-row-properties style:min-row-height="0.469cm" fo:keep-together="auto"/>
    </style:style>
    <style:style style:name="Таблица25" style:family="table">
      <style:table-properties style:width="16.958cm" fo:margin-left="-0.226cm" table:align="left" style:writing-mode="lr-tb"/>
    </style:style>
    <style:style style:name="Таблица25.A" style:family="table-column">
      <style:table-column-properties style:column-width="2.011cm"/>
    </style:style>
    <style:style style:name="Таблица25.B" style:family="table-column">
      <style:table-column-properties style:column-width="2.198cm"/>
    </style:style>
    <style:style style:name="Таблица25.C" style:family="table-column">
      <style:table-column-properties style:column-width="2.111cm"/>
    </style:style>
    <style:style style:name="Таблица25.D" style:family="table-column">
      <style:table-column-properties style:column-width="2.115cm"/>
    </style:style>
    <style:style style:name="Таблица25.E" style:family="table-column">
      <style:table-column-properties style:column-width="2.11cm"/>
    </style:style>
    <style:style style:name="Таблица25.H" style:family="table-column">
      <style:table-column-properties style:column-width="2.193cm"/>
    </style:style>
    <style:style style:name="Таблица25.1" style:family="table-row">
      <style:table-row-properties style:min-row-height="0.492cm" fo:keep-together="auto"/>
    </style:style>
    <style:style style:name="Таблица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3" style:family="table-row">
      <style:table-row-properties style:min-row-height="0.515cm" fo:keep-together="auto"/>
    </style:style>
    <style:style style:name="Таблица26" style:family="table">
      <style:table-properties style:width="16.953cm" fo:margin-left="-0.226cm" table:align="left" style:writing-mode="lr-tb"/>
    </style:style>
    <style:style style:name="Таблица26.A" style:family="table-column">
      <style:table-column-properties style:column-width="5.191cm"/>
    </style:style>
    <style:style style:name="Таблица26.B" style:family="table-column">
      <style:table-column-properties style:column-width="11.762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7" style:family="table">
      <style:table-properties style:width="16.953cm" fo:margin-left="-0.226cm" table:align="left" style:writing-mode="lr-tb"/>
    </style:style>
    <style:style style:name="Таблица27.A" style:family="table-column">
      <style:table-column-properties style:column-width="5.191cm"/>
    </style:style>
    <style:style style:name="Таблица27.B" style:family="table-column">
      <style:table-column-properties style:column-width="11.762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8" style:family="table">
      <style:table-properties style:width="16.953cm" fo:margin-left="-0.226cm" table:align="left" style:writing-mode="lr-tb"/>
    </style:style>
    <style:style style:name="Таблица28.A" style:family="table-column">
      <style:table-column-properties style:column-width="3.374cm"/>
    </style:style>
    <style:style style:name="Таблица28.B" style:family="table-column">
      <style:table-column-properties style:column-width="3.376cm"/>
    </style:style>
    <style:style style:name="Таблица28.D" style:family="table-column">
      <style:table-column-properties style:column-width="3.378cm"/>
    </style:style>
    <style:style style:name="Таблица28.E" style:family="table-column">
      <style:table-column-properties style:column-width="3.448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8.2" style:family="table-row">
      <style:table-row-properties style:min-row-height="0.478cm" fo:keep-together="auto"/>
    </style:style>
    <style:style style:name="Таблица28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9" style:family="table">
      <style:table-properties style:width="13.577cm" fo:margin-left="-0.226cm" table:align="left" style:writing-mode="lr-tb"/>
    </style:style>
    <style:style style:name="Таблица29.A" style:family="table-column">
      <style:table-column-properties style:column-width="3.376cm"/>
    </style:style>
    <style:style style:name="Таблица29.D" style:family="table-column">
      <style:table-column-properties style:column-width="3.448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9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9.2" style:family="table-row">
      <style:table-row-properties style:min-row-height="0.453cm" fo:keep-together="auto"/>
    </style:style>
    <style:style style:name="Таблица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0" style:family="table">
      <style:table-properties style:width="16.953cm" fo:margin-left="-0.226cm" table:align="left" style:writing-mode="lr-tb"/>
    </style:style>
    <style:style style:name="Таблица30.A" style:family="table-column">
      <style:table-column-properties style:column-width="3.374cm"/>
    </style:style>
    <style:style style:name="Таблица30.B" style:family="table-column">
      <style:table-column-properties style:column-width="3.376cm"/>
    </style:style>
    <style:style style:name="Таблица30.D" style:family="table-column">
      <style:table-column-properties style:column-width="3.378cm"/>
    </style:style>
    <style:style style:name="Таблица30.E" style:family="table-column">
      <style:table-column-properties style:column-width="3.448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0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0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0.2" style:family="table-row">
      <style:table-row-properties style:min-row-height="0.478cm" fo:keep-together="auto"/>
    </style:style>
    <style:style style:name="Таблица30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1" style:family="table">
      <style:table-properties style:width="13.577cm" fo:margin-left="-0.226cm" table:align="left" style:writing-mode="lr-tb"/>
    </style:style>
    <style:style style:name="Таблица31.A" style:family="table-column">
      <style:table-column-properties style:column-width="3.376cm"/>
    </style:style>
    <style:style style:name="Таблица31.D" style:family="table-column">
      <style:table-column-properties style:column-width="3.448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1.2" style:family="table-row">
      <style:table-row-properties style:min-row-height="0.453cm" fo:keep-together="auto"/>
    </style:style>
    <style:style style:name="Таблица3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2" style:family="table">
      <style:table-properties style:width="16.953cm" fo:margin-left="-0.226cm" table:align="left" style:writing-mode="lr-tb"/>
    </style:style>
    <style:style style:name="Таблица32.A" style:family="table-column">
      <style:table-column-properties style:column-width="3.374cm"/>
    </style:style>
    <style:style style:name="Таблица32.B" style:family="table-column">
      <style:table-column-properties style:column-width="3.376cm"/>
    </style:style>
    <style:style style:name="Таблица32.D" style:family="table-column">
      <style:table-column-properties style:column-width="3.378cm"/>
    </style:style>
    <style:style style:name="Таблица32.E" style:family="table-column">
      <style:table-column-properties style:column-width="3.448cm"/>
    </style:style>
    <style:style style:name="Таблица32.1" style:family="table-row">
      <style:table-row-properties fo:keep-together="auto"/>
    </style:style>
    <style:style style:name="Таблица3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2.2" style:family="table-row">
      <style:table-row-properties style:min-row-height="0.504cm" fo:keep-together="auto"/>
    </style:style>
    <style:style style:name="Таблица3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3" style:family="table">
      <style:table-properties style:width="13.577cm" fo:margin-left="-0.226cm" table:align="left" style:writing-mode="lr-tb"/>
    </style:style>
    <style:style style:name="Таблица33.A" style:family="table-column">
      <style:table-column-properties style:column-width="3.376cm"/>
    </style:style>
    <style:style style:name="Таблица33.D" style:family="table-column">
      <style:table-column-properties style:column-width="3.448cm"/>
    </style:style>
    <style:style style:name="Таблица33.1" style:family="table-row">
      <style:table-row-properties fo:keep-together="auto"/>
    </style:style>
    <style:style style:name="Таблица3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3.2" style:family="table-row">
      <style:table-row-properties style:min-row-height="0.404cm" fo:keep-together="auto"/>
    </style:style>
    <style:style style:name="Таблица3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4" style:family="table">
      <style:table-properties style:width="16.953cm" fo:margin-left="-0.226cm" table:align="left" style:writing-mode="lr-tb"/>
    </style:style>
    <style:style style:name="Таблица34.A" style:family="table-column">
      <style:table-column-properties style:column-width="3.374cm"/>
    </style:style>
    <style:style style:name="Таблица34.B" style:family="table-column">
      <style:table-column-properties style:column-width="3.376cm"/>
    </style:style>
    <style:style style:name="Таблица34.D" style:family="table-column">
      <style:table-column-properties style:column-width="3.378cm"/>
    </style:style>
    <style:style style:name="Таблица34.E" style:family="table-column">
      <style:table-column-properties style:column-width="3.448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4.2" style:family="table-row">
      <style:table-row-properties style:min-row-height="0.429cm" fo:keep-together="auto"/>
    </style:style>
    <style:style style:name="Таблица34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5" style:family="table">
      <style:table-properties style:width="16.953cm" fo:margin-left="-0.226cm" table:align="left" style:writing-mode="lr-tb"/>
    </style:style>
    <style:style style:name="Таблица35.A" style:family="table-column">
      <style:table-column-properties style:column-width="3.374cm"/>
    </style:style>
    <style:style style:name="Таблица35.B" style:family="table-column">
      <style:table-column-properties style:column-width="3.376cm"/>
    </style:style>
    <style:style style:name="Таблица35.D" style:family="table-column">
      <style:table-column-properties style:column-width="3.378cm"/>
    </style:style>
    <style:style style:name="Таблица35.E" style:family="table-column">
      <style:table-column-properties style:column-width="3.448cm"/>
    </style:style>
    <style:style style:name="Таблица35.1" style:family="table-row">
      <style:table-row-properties fo:keep-together="auto"/>
    </style:style>
    <style:style style:name="Таблица3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5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5.2" style:family="table-row">
      <style:table-row-properties style:min-row-height="0.478cm" fo:keep-together="auto"/>
    </style:style>
    <style:style style:name="Таблица3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6" style:family="table">
      <style:table-properties style:width="17.014cm" fo:margin-left="-0.226cm" table:align="left" style:writing-mode="lr-tb"/>
    </style:style>
    <style:style style:name="Таблица36.A" style:family="table-column">
      <style:table-column-properties style:column-width="3.441cm"/>
    </style:style>
    <style:style style:name="Таблица36.B" style:family="table-column">
      <style:table-column-properties style:column-width="13.573cm"/>
    </style:style>
    <style:style style:name="Таблица36.1" style:family="table-row">
      <style:table-row-properties fo:keep-together="auto"/>
    </style:style>
    <style:style style:name="Таблица3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7" style:family="table">
      <style:table-properties style:width="17.014cm" fo:margin-left="-0.226cm" table:align="left" style:writing-mode="lr-tb"/>
    </style:style>
    <style:style style:name="Таблица37.A" style:family="table-column">
      <style:table-column-properties style:column-width="2.115cm"/>
    </style:style>
    <style:style style:name="Таблица37.B" style:family="table-column">
      <style:table-column-properties style:column-width="2.073cm"/>
    </style:style>
    <style:style style:name="Таблица37.C" style:family="table-column">
      <style:table-column-properties style:column-width="2.159cm"/>
    </style:style>
    <style:style style:name="Таблица37.D" style:family="table-column">
      <style:table-column-properties style:column-width="2.096cm"/>
    </style:style>
    <style:style style:name="Таблица37.E" style:family="table-column">
      <style:table-column-properties style:column-width="2.147cm"/>
    </style:style>
    <style:style style:name="Таблица37.F" style:family="table-column">
      <style:table-column-properties style:column-width="2.117cm"/>
    </style:style>
    <style:style style:name="Таблица37.H" style:family="table-column">
      <style:table-column-properties style:column-width="2.193cm"/>
    </style:style>
    <style:style style:name="Таблица37.1" style:family="table-row">
      <style:table-row-properties style:min-row-height="0.492cm" fo:keep-together="auto"/>
    </style:style>
    <style:style style:name="Таблица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7.2" style:family="table-row">
      <style:table-row-properties style:min-row-height="0.515cm" fo:keep-together="auto"/>
    </style:style>
    <style:style style:name="Таблица3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" style:family="table">
      <style:table-properties style:width="16.953cm" fo:margin-left="-0.226cm" table:align="left" style:writing-mode="lr-tb"/>
    </style:style>
    <style:style style:name="Таблица38.A" style:family="table-column">
      <style:table-column-properties style:column-width="5.191cm"/>
    </style:style>
    <style:style style:name="Таблица38.B" style:family="table-column">
      <style:table-column-properties style:column-width="11.762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9" style:family="table">
      <style:table-properties style:width="16.953cm" fo:margin-left="-0.217cm" table:align="left" style:writing-mode="lr-tb"/>
    </style:style>
    <style:style style:name="Таблица39.A" style:family="table-column">
      <style:table-column-properties style:column-width="5.191cm"/>
    </style:style>
    <style:style style:name="Таблица39.B" style:family="table-column">
      <style:table-column-properties style:column-width="11.762cm"/>
    </style:style>
    <style:style style:name="Таблица39.1" style:family="table-row">
      <style:table-row-properties fo:keep-together="auto"/>
    </style:style>
    <style:style style:name="Таблица3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0" style:family="table">
      <style:table-properties style:width="16.953cm" fo:margin-left="-0.226cm" table:align="left" style:writing-mode="lr-tb"/>
    </style:style>
    <style:style style:name="Таблица40.A" style:family="table-column">
      <style:table-column-properties style:column-width="3.78cm"/>
    </style:style>
    <style:style style:name="Таблица40.B" style:family="table-column">
      <style:table-column-properties style:column-width="3.6cm"/>
    </style:style>
    <style:style style:name="Таблица40.C" style:family="table-column">
      <style:table-column-properties style:column-width="2.81cm"/>
    </style:style>
    <style:style style:name="Таблица40.D" style:family="table-column">
      <style:table-column-properties style:column-width="3.226cm"/>
    </style:style>
    <style:style style:name="Таблица40.E" style:family="table-column">
      <style:table-column-properties style:column-width="3.537cm"/>
    </style:style>
    <style:style style:name="Таблица40.1" style:family="table-row">
      <style:table-row-properties style:min-row-height="2cm" fo:keep-together="always"/>
    </style:style>
    <style:style style:name="Таблица4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0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0.2" style:family="table-row">
      <style:table-row-properties fo:keep-together="auto"/>
    </style:style>
    <style:style style:name="Таблица41" style:family="table">
      <style:table-properties style:width="16.953cm" fo:margin-left="-0.226cm" table:align="left" style:writing-mode="lr-tb"/>
    </style:style>
    <style:style style:name="Таблица41.A" style:family="table-column">
      <style:table-column-properties style:column-width="3.374cm"/>
    </style:style>
    <style:style style:name="Таблица41.B" style:family="table-column">
      <style:table-column-properties style:column-width="3.376cm"/>
    </style:style>
    <style:style style:name="Таблица41.D" style:family="table-column">
      <style:table-column-properties style:column-width="3.378cm"/>
    </style:style>
    <style:style style:name="Таблица41.E" style:family="table-column">
      <style:table-column-properties style:column-width="3.448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1.2" style:family="table-row">
      <style:table-row-properties style:min-row-height="0.501cm" fo:keep-together="auto"/>
    </style:style>
    <style:style style:name="Таблица41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2" style:family="table">
      <style:table-properties style:width="16.958cm" fo:margin-left="-0.226cm" table:align="left" style:writing-mode="lr-tb"/>
    </style:style>
    <style:style style:name="Таблица42.A" style:family="table-column">
      <style:table-column-properties style:column-width="2.011cm"/>
    </style:style>
    <style:style style:name="Таблица42.B" style:family="table-column">
      <style:table-column-properties style:column-width="2.198cm"/>
    </style:style>
    <style:style style:name="Таблица42.C" style:family="table-column">
      <style:table-column-properties style:column-width="2.111cm"/>
    </style:style>
    <style:style style:name="Таблица42.D" style:family="table-column">
      <style:table-column-properties style:column-width="2.115cm"/>
    </style:style>
    <style:style style:name="Таблица42.E" style:family="table-column">
      <style:table-column-properties style:column-width="2.11cm"/>
    </style:style>
    <style:style style:name="Таблица42.H" style:family="table-column">
      <style:table-column-properties style:column-width="2.193cm"/>
    </style:style>
    <style:style style:name="Таблица42.1" style:family="table-row">
      <style:table-row-properties style:min-row-height="0.492cm" fo:keep-together="auto"/>
    </style:style>
    <style:style style:name="Таблица4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2.3" style:family="table-row">
      <style:table-row-properties style:min-row-height="0.515cm" fo:keep-together="auto"/>
    </style:style>
    <style:style style:name="Таблица43" style:family="table">
      <style:table-properties style:width="16.958cm" fo:margin-left="-0.226cm" table:align="left" style:writing-mode="lr-tb"/>
    </style:style>
    <style:style style:name="Таблица43.A" style:family="table-column">
      <style:table-column-properties style:column-width="2.013cm"/>
    </style:style>
    <style:style style:name="Таблица43.B" style:family="table-column">
      <style:table-column-properties style:column-width="2.198cm"/>
    </style:style>
    <style:style style:name="Таблица43.C" style:family="table-column">
      <style:table-column-properties style:column-width="2.11cm"/>
    </style:style>
    <style:style style:name="Таблица43.D" style:family="table-column">
      <style:table-column-properties style:column-width="2.111cm"/>
    </style:style>
    <style:style style:name="Таблица43.H" style:family="table-column">
      <style:table-column-properties style:column-width="2.196cm"/>
    </style:style>
    <style:style style:name="Таблица43.1" style:family="table-row">
      <style:table-row-properties style:min-row-height="0.492cm" fo:keep-together="auto"/>
    </style:style>
    <style:style style:name="Таблица4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3.3" style:family="table-row">
      <style:table-row-properties style:min-row-height="0.515cm" fo:keep-together="auto"/>
    </style:style>
    <style:style style:name="Таблица44" style:family="table">
      <style:table-properties style:width="16.953cm" fo:margin-left="-0.226cm" table:align="left" style:writing-mode="lr-tb"/>
    </style:style>
    <style:style style:name="Таблица44.A" style:family="table-column">
      <style:table-column-properties style:column-width="3.374cm"/>
    </style:style>
    <style:style style:name="Таблица44.B" style:family="table-column">
      <style:table-column-properties style:column-width="3.376cm"/>
    </style:style>
    <style:style style:name="Таблица44.D" style:family="table-column">
      <style:table-column-properties style:column-width="3.378cm"/>
    </style:style>
    <style:style style:name="Таблица44.E" style:family="table-column">
      <style:table-column-properties style:column-width="3.448cm"/>
    </style:style>
    <style:style style:name="Таблица44.1" style:family="table-row">
      <style:table-row-properties fo:keep-together="auto"/>
    </style:style>
    <style:style style:name="Таблица4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4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4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4.2" style:family="table-row">
      <style:table-row-properties style:min-row-height="0.453cm" fo:keep-together="auto"/>
    </style:style>
    <style:style style:name="Таблица44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5" style:family="table">
      <style:table-properties style:width="13.575cm" fo:margin-left="-0.226cm" table:align="left" style:writing-mode="lr-tb"/>
    </style:style>
    <style:style style:name="Таблица45.A" style:family="table-column">
      <style:table-column-properties style:column-width="3.374cm"/>
    </style:style>
    <style:style style:name="Таблица45.B" style:family="table-column">
      <style:table-column-properties style:column-width="3.376cm"/>
    </style:style>
    <style:style style:name="Таблица45.D" style:family="table-column">
      <style:table-column-properties style:column-width="3.448cm"/>
    </style:style>
    <style:style style:name="Таблица45.1" style:family="table-row">
      <style:table-row-properties fo:keep-together="auto"/>
    </style:style>
    <style:style style:name="Таблица4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5.2" style:family="table-row">
      <style:table-row-properties style:min-row-height="0.453cm" fo:keep-together="auto"/>
    </style:style>
    <style:style style:name="Таблица4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6" style:family="table">
      <style:table-properties style:width="16.953cm" fo:margin-left="-0.226cm" table:align="left" style:writing-mode="lr-tb"/>
    </style:style>
    <style:style style:name="Таблица46.A" style:family="table-column">
      <style:table-column-properties style:column-width="8.44cm"/>
    </style:style>
    <style:style style:name="Таблица46.B" style:family="table-column">
      <style:table-column-properties style:column-width="8.513cm"/>
    </style:style>
    <style:style style:name="Таблица46.1" style:family="table-row">
      <style:table-row-properties fo:keep-together="auto"/>
    </style:style>
    <style:style style:name="Таблица4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7" style:family="table">
      <style:table-properties style:width="13.575cm" fo:margin-left="-0.226cm" table:align="left" style:writing-mode="lr-tb"/>
    </style:style>
    <style:style style:name="Таблица47.A" style:family="table-column">
      <style:table-column-properties style:column-width="3.374cm"/>
    </style:style>
    <style:style style:name="Таблица47.B" style:family="table-column">
      <style:table-column-properties style:column-width="3.376cm"/>
    </style:style>
    <style:style style:name="Таблица47.D" style:family="table-column">
      <style:table-column-properties style:column-width="3.448cm"/>
    </style:style>
    <style:style style:name="Таблица47.1" style:family="table-row">
      <style:table-row-properties fo:keep-together="auto"/>
    </style:style>
    <style:style style:name="Таблица4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7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7.2" style:family="table-row">
      <style:table-row-properties style:min-row-height="0.429cm" fo:keep-together="auto"/>
    </style:style>
    <style:style style:name="Таблица4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8" style:family="table">
      <style:table-properties style:width="16.953cm" fo:margin-left="-0.226cm" table:align="left" style:writing-mode="lr-tb"/>
    </style:style>
    <style:style style:name="Таблица48.A" style:family="table-column">
      <style:table-column-properties style:column-width="3.374cm"/>
    </style:style>
    <style:style style:name="Таблица48.B" style:family="table-column">
      <style:table-column-properties style:column-width="3.376cm"/>
    </style:style>
    <style:style style:name="Таблица48.D" style:family="table-column">
      <style:table-column-properties style:column-width="3.378cm"/>
    </style:style>
    <style:style style:name="Таблица48.E" style:family="table-column">
      <style:table-column-properties style:column-width="3.448cm"/>
    </style:style>
    <style:style style:name="Таблица48.1" style:family="table-row">
      <style:table-row-properties fo:keep-together="auto"/>
    </style:style>
    <style:style style:name="Таблица4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8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8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8.2" style:family="table-row">
      <style:table-row-properties style:min-row-height="0.478cm" fo:keep-together="auto"/>
    </style:style>
    <style:style style:name="Таблица48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0" style:family="table">
      <style:table-properties style:width="13.264cm" fo:margin-left="-0.226cm" table:align="left" style:writing-mode="lr-tb"/>
    </style:style>
    <style:style style:name="Таблица50.A" style:family="table-column">
      <style:table-column-properties style:column-width="5.943cm"/>
    </style:style>
    <style:style style:name="Таблица50.B" style:family="table-column">
      <style:table-column-properties style:column-width="7.322cm"/>
    </style:style>
    <style:style style:name="Таблица50.1" style:family="table-row">
      <style:table-row-properties style:min-row-height="0.485cm" fo:keep-together="auto"/>
    </style:style>
    <style:style style:name="Таблица5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1" style:family="table">
      <style:table-properties style:width="17.406cm" fo:margin-left="-0.226cm" table:align="left" style:writing-mode="lr-tb"/>
    </style:style>
    <style:style style:name="Таблица51.A" style:family="table-column">
      <style:table-column-properties style:column-width="2.667cm"/>
    </style:style>
    <style:style style:name="Таблица51.B" style:family="table-column">
      <style:table-column-properties style:column-width="6.883cm"/>
    </style:style>
    <style:style style:name="Таблица51.C" style:family="table-column">
      <style:table-column-properties style:column-width="7.856cm"/>
    </style:style>
    <style:style style:name="Таблица51.1" style:family="table-row">
      <style:table-row-properties fo:keep-together="auto"/>
    </style:style>
    <style:style style:name="Таблица5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2" style:family="table">
      <style:table-properties style:width="11.324cm" fo:margin-left="-0.226cm" table:align="left" style:writing-mode="lr-tb"/>
    </style:style>
    <style:style style:name="Таблица52.A" style:family="table-column">
      <style:table-column-properties style:column-width="5.627cm"/>
    </style:style>
    <style:style style:name="Таблица52.B" style:family="table-column">
      <style:table-column-properties style:column-width="5.697cm"/>
    </style:style>
    <style:style style:name="Таблица52.1" style:family="table-row">
      <style:table-row-properties fo:keep-together="auto"/>
    </style:style>
    <style:style style:name="Таблица5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3" style:family="table">
      <style:table-properties style:width="15.263cm" fo:margin-left="-0.226cm" table:align="left" style:writing-mode="lr-tb"/>
    </style:style>
    <style:style style:name="Таблица53.A" style:family="table-column">
      <style:table-column-properties style:column-width="1.931cm"/>
    </style:style>
    <style:style style:name="Таблица53.B" style:family="table-column">
      <style:table-column-properties style:column-width="1.76cm"/>
    </style:style>
    <style:style style:name="Таблица53.C" style:family="table-column">
      <style:table-column-properties style:column-width="1.75cm"/>
    </style:style>
    <style:style style:name="Таблица53.E" style:family="table-column">
      <style:table-column-properties style:column-width="2cm"/>
    </style:style>
    <style:style style:name="Таблица53.H" style:family="table-column">
      <style:table-column-properties style:column-width="2.071cm"/>
    </style:style>
    <style:style style:name="Таблица53.1" style:family="table-row">
      <style:table-row-properties style:min-row-height="0.485cm" fo:keep-together="auto"/>
    </style:style>
    <style:style style:name="Таблица5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4" style:family="table">
      <style:table-properties style:width="16.953cm" fo:margin-left="-0.226cm" table:align="left" style:writing-mode="lr-tb"/>
    </style:style>
    <style:style style:name="Таблица54.A" style:family="table-column">
      <style:table-column-properties style:column-width="3.191cm"/>
    </style:style>
    <style:style style:name="Таблица54.B" style:family="table-column">
      <style:table-column-properties style:column-width="8.063cm"/>
    </style:style>
    <style:style style:name="Таблица54.C" style:family="table-column">
      <style:table-column-properties style:column-width="5.699cm"/>
    </style:style>
    <style:style style:name="Таблица54.1" style:family="table-row">
      <style:table-row-properties fo:keep-together="auto"/>
    </style:style>
    <style:style style:name="Таблица5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4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5" style:family="table">
      <style:table-properties style:width="17.014cm" fo:margin-left="-0.226cm" table:align="left" style:writing-mode="lr-tb"/>
    </style:style>
    <style:style style:name="Таблица55.A" style:family="table-column">
      <style:table-column-properties style:column-width="2.115cm"/>
    </style:style>
    <style:style style:name="Таблица55.B" style:family="table-column">
      <style:table-column-properties style:column-width="2.073cm"/>
    </style:style>
    <style:style style:name="Таблица55.C" style:family="table-column">
      <style:table-column-properties style:column-width="2.159cm"/>
    </style:style>
    <style:style style:name="Таблица55.D" style:family="table-column">
      <style:table-column-properties style:column-width="2.096cm"/>
    </style:style>
    <style:style style:name="Таблица55.E" style:family="table-column">
      <style:table-column-properties style:column-width="2.147cm"/>
    </style:style>
    <style:style style:name="Таблица55.F" style:family="table-column">
      <style:table-column-properties style:column-width="2.117cm"/>
    </style:style>
    <style:style style:name="Таблица55.H" style:family="table-column">
      <style:table-column-properties style:column-width="2.193cm"/>
    </style:style>
    <style:style style:name="Таблица55.1" style:family="table-row">
      <style:table-row-properties style:min-row-height="0.492cm" fo:keep-together="auto"/>
    </style:style>
    <style:style style:name="Таблица5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5.2" style:family="table-row">
      <style:table-row-properties style:min-row-height="0.515cm" fo:keep-together="auto"/>
    </style:style>
    <style:style style:name="Таблица5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6" style:family="table">
      <style:table-properties style:width="16.958cm" fo:margin-left="-0.226cm" table:align="left" style:writing-mode="lr-tb"/>
    </style:style>
    <style:style style:name="Таблица56.A" style:family="table-column">
      <style:table-column-properties style:column-width="2.018cm"/>
    </style:style>
    <style:style style:name="Таблица56.B" style:family="table-column">
      <style:table-column-properties style:column-width="2.201cm"/>
    </style:style>
    <style:style style:name="Таблица56.C" style:family="table-column">
      <style:table-column-properties style:column-width="2.111cm"/>
    </style:style>
    <style:style style:name="Таблица56.D" style:family="table-column">
      <style:table-column-properties style:column-width="2.11cm"/>
    </style:style>
    <style:style style:name="Таблица56.H" style:family="table-column">
      <style:table-column-properties style:column-width="2.187cm"/>
    </style:style>
    <style:style style:name="Таблица56.1" style:family="table-row">
      <style:table-row-properties style:min-row-height="0.492cm" fo:keep-together="auto"/>
    </style:style>
    <style:style style:name="Таблица5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6.3" style:family="table-row">
      <style:table-row-properties style:min-row-height="0.515cm" fo:keep-together="auto"/>
    </style:style>
    <style:style style:name="Таблица57" style:family="table">
      <style:table-properties style:width="8.782cm" fo:margin-left="1.03cm" table:align="left" style:writing-mode="lr-tb"/>
    </style:style>
    <style:style style:name="Таблица57.A" style:family="table-column">
      <style:table-column-properties style:column-width="3.21cm"/>
    </style:style>
    <style:style style:name="Таблица57.B" style:family="table-column">
      <style:table-column-properties style:column-width="5.572cm"/>
    </style:style>
    <style:style style:name="Таблица57.1" style:family="table-row">
      <style:table-row-properties fo:keep-together="auto"/>
    </style:style>
    <style:style style:name="Таблица5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9" style:family="table">
      <style:table-properties style:width="9.013cm" table:align="left" style:writing-mode="lr-tb"/>
    </style:style>
    <style:style style:name="Таблица49.A" style:family="table-column">
      <style:table-column-properties style:column-width="3.441cm"/>
    </style:style>
    <style:style style:name="Таблица49.B" style:family="table-column">
      <style:table-column-properties style:column-width="5.572cm"/>
    </style:style>
    <style:style style:name="Таблица49.1" style:family="table-row">
      <style:table-row-properties fo:keep-together="auto"/>
    </style:style>
    <style:style style:name="Таблица4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Абзац_20_списка">
      <style:paragraph-properties fo:margin-left="0cm" fo:margin-right="0cm" fo:margin-top="0cm" fo:margin-bottom="0cm" loext:contextual-spacing="true" fo:hyphenation-ladder-count="no-limit" fo:text-indent="1.251cm" style:auto-text-indent="false"/>
      <style:text-properties officeooo:paragraph-rsid="000bb86f" fo:hyphenate="false" fo:hyphenation-remain-char-count="2" fo:hyphenation-push-char-count="2"/>
    </style:style>
    <style:style style:name="P2" style:family="paragraph" style:parent-style-name="Абзац_20_списка" style:list-style-name="WW8Num3">
      <style:paragraph-properties fo:margin-top="0cm" fo:margin-bottom="0cm" loext:contextual-spacing="true" fo:hyphenation-ladder-count="no-limit"/>
      <style:text-properties officeooo:paragraph-rsid="000bb86f" fo:hyphenate="false" fo:hyphenation-remain-char-count="2" fo:hyphenation-push-char-count="2"/>
    </style:style>
    <style:style style:name="P3" style:family="paragraph" style:parent-style-name="Абзац_20_списка">
      <style:paragraph-properties fo:margin-left="0cm" fo:margin-right="0cm" fo:text-align="center" style:justify-single-word="false" fo:text-indent="0cm" style:auto-text-indent="false"/>
      <style:text-properties officeooo:paragraph-rsid="000bb86f"/>
    </style:style>
    <style:style style:name="P4" style:family="paragraph" style:parent-style-name="Основной_20_с_20_Кр.">
      <style:paragraph-properties fo:margin-left="0cm" fo:margin-right="0cm" fo:margin-top="0cm" fo:margin-bottom="0cm" loext:contextual-spacing="false" fo:text-indent="1.251cm" style:auto-text-indent="false"/>
      <style:text-properties officeooo:paragraph-rsid="000bb86f"/>
    </style:style>
    <style:style style:name="P5" style:family="paragraph" style:parent-style-name="Основной_20_с_20_Кр.">
      <style:paragraph-properties fo:margin-left="0cm" fo:margin-right="0cm" fo:text-indent="1.251cm" style:auto-text-indent="false"/>
      <style:text-properties officeooo:paragraph-rsid="000bb86f"/>
    </style:style>
    <style:style style:name="P6" style:family="paragraph" style:parent-style-name="Heading_20_3">
      <style:paragraph-properties fo:margin-left="0cm" fo:margin-right="0cm" fo:margin-top="0.423cm" fo:margin-bottom="0.212cm" loext:contextual-spacing="false" fo:text-indent="1.251cm" style:auto-text-indent="false"/>
      <style:text-properties officeooo:paragraph-rsid="000bb86f"/>
    </style:style>
    <style:style style:name="P7" style:family="paragraph" style:parent-style-name="Heading_20_2">
      <style:paragraph-properties fo:margin-top="0cm" fo:margin-bottom="0cm" loext:contextual-spacing="false" fo:text-align="center" style:justify-single-word="false" fo:break-before="page"/>
      <style:text-properties fo:language="ru" fo:country="RU" officeooo:paragraph-rsid="000bb86f"/>
    </style:style>
    <style:style style:name="P8" style:family="paragraph" style:parent-style-name="Heading_20_2">
      <style:paragraph-properties fo:margin-left="0cm" fo:margin-right="0cm" fo:keep-together="auto" fo:hyphenation-ladder-count="no-limit" fo:text-indent="1.251cm" style:auto-text-indent="false"/>
      <style:text-properties fo:language="ru" fo:country="RU" officeooo:paragraph-rsid="000bb86f" fo:hyphenate="false" fo:hyphenation-remain-char-count="2" fo:hyphenation-push-char-count="2"/>
    </style:style>
    <style:style style:name="P9" style:family="paragraph" style:parent-style-name="Heading_20_2">
      <style:paragraph-properties fo:margin-left="0cm" fo:margin-right="0cm" fo:text-indent="1.251cm" style:auto-text-indent="false"/>
      <style:text-properties fo:language="ru" fo:country="RU" officeooo:paragraph-rsid="000bb86f"/>
    </style:style>
    <style:style style:name="P10" style:family="paragraph" style:parent-style-name="Heading_20_2">
      <style:paragraph-properties fo:margin-left="0cm" fo:margin-right="0cm" fo:keep-together="auto" fo:hyphenation-ladder-count="no-limit" fo:text-indent="1.251cm" style:auto-text-indent="false"/>
      <style:text-properties officeooo:paragraph-rsid="000bb86f" fo:hyphenate="false" fo:hyphenation-remain-char-count="2" fo:hyphenation-push-char-count="2"/>
    </style:style>
    <style:style style:name="P11" style:family="paragraph" style:parent-style-name="Heading_20_2">
      <style:paragraph-properties fo:margin-left="0cm" fo:margin-right="0cm" fo:margin-top="0cm" fo:margin-bottom="0.212cm" loext:contextual-spacing="false" fo:text-indent="1.251cm" style:auto-text-indent="false" fo:break-before="page"/>
      <style:text-properties officeooo:paragraph-rsid="000bb86f"/>
    </style:style>
    <style:style style:name="P12" style:family="paragraph" style:parent-style-name="Heading_20_2">
      <style:paragraph-properties fo:margin-left="0cm" fo:margin-right="0cm" fo:margin-top="0cm" fo:margin-bottom="0.212cm" loext:contextual-spacing="false" fo:text-align="start" style:justify-single-word="false" fo:text-indent="1.251cm" style:auto-text-indent="false"/>
      <style:text-properties fo:language="ru" fo:country="RU" officeooo:paragraph-rsid="000bb86f"/>
    </style:style>
    <style:style style:name="P13" style:family="paragraph" style:parent-style-name="Heading_20_2">
      <style:paragraph-properties fo:margin-left="0cm" fo:margin-right="0cm" fo:margin-top="0cm" fo:margin-bottom="0.212cm" loext:contextual-spacing="false" fo:text-indent="1.251cm" style:auto-text-indent="false"/>
      <style:text-properties fo:language="ru" fo:country="RU" officeooo:paragraph-rsid="000bb86f"/>
    </style:style>
    <style:style style:name="P14" style:family="paragraph" style:parent-style-name="Heading_20_2">
      <style:paragraph-properties fo:margin-left="0cm" fo:margin-right="0cm" fo:margin-top="0.423cm" fo:margin-bottom="0cm" loext:contextual-spacing="false" fo:text-indent="1.251cm" style:auto-text-indent="false"/>
      <style:text-properties fo:language="ru" fo:country="RU" officeooo:paragraph-rsid="000bb86f"/>
    </style:style>
    <style:style style:name="P15" style:family="paragraph" style:parent-style-name="Heading_20_2">
      <style:paragraph-properties fo:margin-left="0cm" fo:margin-right="0cm" fo:margin-top="0cm" fo:margin-bottom="0cm" loext:contextual-spacing="false" fo:text-indent="1.251cm" style:auto-text-indent="false"/>
      <style:text-properties fo:language="ru" fo:country="RU" officeooo:paragraph-rsid="000bb86f"/>
    </style:style>
    <style:style style:name="P16" style:family="paragraph" style:parent-style-name="Heading_20_2">
      <style:paragraph-properties fo:margin-left="0cm" fo:margin-right="0cm" fo:margin-top="0cm" fo:margin-bottom="0cm" loext:contextual-spacing="false" fo:text-indent="1.251cm" style:auto-text-indent="false"/>
      <style:text-properties officeooo:paragraph-rsid="000bb86f"/>
    </style:style>
    <style:style style:name="P17" style:family="paragraph" style:parent-style-name="Heading_20_2">
      <style:paragraph-properties fo:margin-left="0cm" fo:margin-right="0cm" fo:margin-top="0.212cm" fo:margin-bottom="0cm" loext:contextual-spacing="false" fo:text-align="start" style:justify-single-word="false" fo:text-indent="1.251cm" style:auto-text-indent="false"/>
      <style:text-properties fo:language="ru" fo:country="RU" officeooo:paragraph-rsid="000bb86f"/>
    </style:style>
    <style:style style:name="P18" style:family="paragraph" style:parent-style-name="Heading_20_2">
      <style:paragraph-properties fo:margin-left="0cm" fo:margin-right="0cm" fo:margin-top="0.212cm" fo:margin-bottom="0.212cm" loext:contextual-spacing="false" fo:text-indent="1.251cm" style:auto-text-indent="false"/>
      <style:text-properties fo:language="ru" fo:country="RU" officeooo:paragraph-rsid="000bb86f"/>
    </style:style>
    <style:style style:name="P19" style:family="paragraph" style:parent-style-name="Heading_20_2">
      <style:paragraph-properties fo:margin-left="0cm" fo:margin-right="0cm" fo:margin-top="0.423cm" fo:margin-bottom="0.106cm" loext:contextual-spacing="false" fo:keep-together="auto" fo:hyphenation-ladder-count="no-limit" fo:text-indent="1.251cm" style:auto-text-indent="false"/>
      <style:text-properties fo:language="ru" fo:country="RU" officeooo:paragraph-rsid="000bb86f" fo:hyphenate="false" fo:hyphenation-remain-char-count="2" fo:hyphenation-push-char-count="2"/>
    </style:style>
    <style:style style:name="P20" style:family="paragraph" style:parent-style-name="Heading_20_2">
      <style:paragraph-properties fo:margin-left="0.501cm" fo:margin-right="0cm" fo:text-indent="0cm" style:auto-text-indent="false"/>
      <style:text-properties fo:language="ru" fo:country="RU" officeooo:paragraph-rsid="000bb86f"/>
    </style:style>
    <style:style style:name="P21" style:family="paragraph" style:parent-style-name="Heading_20_1">
      <style:paragraph-properties fo:margin-left="0cm" fo:margin-right="0cm" fo:margin-top="0cm" fo:margin-bottom="0.212cm" loext:contextual-spacing="false" fo:hyphenation-ladder-count="no-limit" fo:text-indent="1.251cm" style:auto-text-indent="false">
        <style:tab-stops>
          <style:tab-stop style:position="0cm"/>
        </style:tab-stops>
      </style:paragraph-properties>
      <style:text-properties officeooo:paragraph-rsid="000bb86f" fo:hyphenate="false" fo:hyphenation-remain-char-count="2" fo:hyphenation-push-char-count="2"/>
    </style:style>
    <style:style style:name="P22" style:family="paragraph" style:parent-style-name="Heading_20_1">
      <style:paragraph-properties fo:margin-left="0cm" fo:margin-right="0cm" fo:margin-top="0.423cm" fo:margin-bottom="0.212cm" loext:contextual-spacing="false" fo:hyphenation-ladder-count="no-limit" fo:text-indent="1.251cm" style:auto-text-indent="false">
        <style:tab-stops>
          <style:tab-stop style:position="0cm"/>
        </style:tab-stops>
      </style:paragraph-properties>
      <style:text-properties officeooo:paragraph-rsid="000bb86f" fo:hyphenate="false" fo:hyphenation-remain-char-count="2" fo:hyphenation-push-char-count="2"/>
    </style:style>
    <style:style style:name="P23" style:family="paragraph" style:parent-style-name="Heading_20_1">
      <style:paragraph-properties fo:margin-left="0cm" fo:margin-right="0cm" fo:margin-top="0.423cm" fo:margin-bottom="0.212cm" loext:contextual-spacing="false" fo:hyphenation-ladder-count="no-limit" fo:text-indent="1.251cm" style:auto-text-indent="false" fo:break-before="page">
        <style:tab-stops>
          <style:tab-stop style:position="0cm"/>
        </style:tab-stops>
      </style:paragraph-properties>
      <style:text-properties officeooo:paragraph-rsid="000bb86f" fo:hyphenate="false" fo:hyphenation-remain-char-count="2" fo:hyphenation-push-char-count="2"/>
    </style:style>
    <style:style style:name="P24" style:family="paragraph" style:parent-style-name="Основной_20_с_20_Кр">
      <style:paragraph-properties fo:margin-left="0cm" fo:margin-right="0cm" fo:margin-top="0cm" fo:margin-bottom="0cm" loext:contextual-spacing="false" fo:text-indent="1.251cm" style:auto-text-indent="false"/>
      <style:text-properties fo:language="ru" fo:country="RU" officeooo:paragraph-rsid="000bb86f"/>
    </style:style>
    <style:style style:name="P25" style:family="paragraph" style:parent-style-name="Standard">
      <style:paragraph-properties fo:text-align="center" style:justify-single-word="false" style:snap-to-layout-grid="false"/>
      <style:text-properties officeooo:paragraph-rsid="000bb86f"/>
    </style:style>
    <style:style style:name="P26" style:family="paragraph" style:parent-style-name="Standard">
      <style:paragraph-properties fo:text-align="center" style:justify-single-word="false"/>
      <style:text-properties officeooo:paragraph-rsid="000bb86f"/>
    </style:style>
    <style:style style:name="P27" style:family="paragraph" style:parent-style-name="Standard">
      <style:paragraph-properties fo:text-align="center" style:justify-single-word="false"/>
      <style:text-properties fo:language="en" fo:country="US" officeooo:paragraph-rsid="000bb86f"/>
    </style:style>
    <style:style style:name="P28" style:family="paragraph" style:parent-style-name="Standard">
      <style:paragraph-properties fo:text-align="center" style:justify-single-word="false" style:snap-to-layout-grid="false"/>
      <style:text-properties officeooo:paragraph-rsid="000bb86f" fo:background-color="#ffff00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0bb86f"/>
    </style:style>
    <style:style style:name="P31" style:family="paragraph" style:parent-style-name="Standard">
      <style:text-properties style:font-name-asian="Arial"/>
    </style:style>
    <style:style style:name="P32" style:family="paragraph" style:parent-style-name="Standard">
      <style:paragraph-properties fo:text-align="start" style:justify-single-word="false"/>
      <style:text-properties officeooo:paragraph-rsid="000bb86f" style:font-name-asian="Arial"/>
    </style:style>
    <style:style style:name="P33" style:family="paragraph" style:parent-style-name="Standard">
      <style:text-properties officeooo:paragraph-rsid="000bb86f"/>
    </style:style>
    <style:style style:name="P3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0bb86f"/>
    </style:style>
    <style:style style:name="P35" style:family="paragraph" style:parent-style-name="Standard">
      <style:paragraph-properties fo:margin-left="0cm" fo:margin-right="0cm" fo:text-indent="1.251cm" style:auto-text-indent="false"/>
      <style:text-properties officeooo:paragraph-rsid="000bb86f"/>
    </style:style>
    <style:style style:name="P36" style:family="paragraph" style:parent-style-name="Standard">
      <style:paragraph-properties fo:margin-left="0cm" fo:margin-right="0cm" fo:margin-top="0.423cm" fo:margin-bottom="0.212cm" loext:contextual-spacing="false" fo:text-indent="1.251cm" style:auto-text-indent="false"/>
      <style:text-properties fo:font-weight="bold" officeooo:paragraph-rsid="000bb86f" style:font-weight-asian="bold"/>
    </style:style>
    <style:style style:name="P37" style:family="paragraph" style:parent-style-name="Standard">
      <style:paragraph-properties fo:margin-left="0cm" fo:margin-right="0cm" fo:margin-top="0.423cm" fo:margin-bottom="0.212cm" loext:contextual-spacing="false" fo:text-align="start" style:justify-single-word="false" fo:text-indent="1.251cm" style:auto-text-indent="false"/>
      <style:text-properties officeooo:paragraph-rsid="000bb86f"/>
    </style:style>
    <style:style style:name="P38" style:family="paragraph" style:parent-style-name="Standard">
      <style:paragraph-properties fo:margin-left="0cm" fo:margin-right="0cm" fo:margin-top="0.212cm" fo:margin-bottom="0cm" loext:contextual-spacing="false" fo:text-indent="1.251cm" style:auto-text-indent="false"/>
      <style:text-properties officeooo:paragraph-rsid="000bb86f"/>
    </style:style>
    <style:style style:name="P3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1.251cm" style:auto-text-indent="false"/>
      <style:text-properties fo:font-weight="bold" officeooo:paragraph-rsid="000bb86f" style:font-weight-asian="bold"/>
    </style:style>
    <style:style style:name="P40" style:family="paragraph" style:parent-style-name="Standard">
      <style:paragraph-properties fo:margin-left="0cm" fo:margin-right="0cm" fo:margin-top="0cm" fo:margin-bottom="0.212cm" loext:contextual-spacing="false" fo:text-indent="1.251cm" style:auto-text-indent="false"/>
      <style:text-properties officeooo:paragraph-rsid="000bb86f"/>
    </style:style>
    <style:style style:name="P41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1.251cm" style:auto-text-indent="false"/>
      <style:text-properties officeooo:paragraph-rsid="000bb86f"/>
    </style:style>
    <style:style style:name="P42" style:family="paragraph" style:parent-style-name="Standard">
      <style:paragraph-properties fo:margin-left="0cm" fo:margin-right="0cm" fo:margin-top="0.212cm" fo:margin-bottom="0.212cm" loext:contextual-spacing="false" fo:text-indent="1.251cm" style:auto-text-indent="false"/>
      <style:text-properties officeooo:paragraph-rsid="000bb86f"/>
    </style:style>
    <style:style style:name="P43" style:family="paragraph" style:parent-style-name="Standard">
      <style:paragraph-properties fo:margin-top="0.423cm" fo:margin-bottom="0.423cm" loext:contextual-spacing="false" fo:text-align="center" style:justify-single-word="false"/>
      <style:text-properties fo:font-weight="bold" officeooo:paragraph-rsid="000bb86f" style:language-asian="en" style:country-asian="US" style:font-weight-asian="bold" style:language-complex="en" style:country-complex="US"/>
    </style:style>
    <style:style style:name="P44" style:family="paragraph" style:parent-style-name="Standard">
      <style:paragraph-properties fo:margin-top="0cm" fo:margin-bottom="0.212cm" loext:contextual-spacing="false"/>
      <style:text-properties officeooo:paragraph-rsid="000bb86f"/>
    </style:style>
    <style:style style:name="P45" style:family="paragraph" style:parent-style-name="Standard">
      <style:paragraph-properties fo:margin-top="0cm" fo:margin-bottom="0.212cm" loext:contextual-spacing="false" fo:break-before="page"/>
      <style:text-properties officeooo:paragraph-rsid="000bb86f"/>
    </style:style>
    <style:style style:name="P46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bb86f"/>
    </style:style>
    <style:style style:name="P47" style:family="paragraph" style:parent-style-name="Standard">
      <style:paragraph-properties fo:margin-left="0cm" fo:margin-right="0cm" fo:text-indent="0.635cm" style:auto-text-indent="false"/>
      <style:text-properties officeooo:paragraph-rsid="000bb86f"/>
    </style:style>
    <style:style style:name="P48" style:family="paragraph" style:parent-style-name="Standard">
      <style:paragraph-properties fo:margin-top="0cm" fo:margin-bottom="0.106cm" loext:contextual-spacing="false" fo:break-before="page"/>
      <style:text-properties officeooo:paragraph-rsid="000bb86f"/>
    </style:style>
    <style:style style:name="P49" style:family="paragraph" style:parent-style-name="Standard">
      <style:paragraph-properties fo:margin-top="0cm" fo:margin-bottom="0.106cm" loext:contextual-spacing="false"/>
      <style:text-properties officeooo:paragraph-rsid="000bb86f"/>
    </style:style>
    <style:style style:name="P50" style:family="paragraph" style:parent-style-name="Standard">
      <style:paragraph-properties fo:margin-top="0.212cm" fo:margin-bottom="0cm" loext:contextual-spacing="false" fo:text-align="start" style:justify-single-word="false"/>
      <style:text-properties officeooo:paragraph-rsid="000bb86f"/>
    </style:style>
    <style:style style:name="P51" style:family="paragraph" style:parent-style-name="Standard">
      <style:paragraph-properties fo:margin-top="0.212cm" fo:margin-bottom="0cm" loext:contextual-spacing="false"/>
      <style:text-properties officeooo:paragraph-rsid="000bb86f"/>
    </style:style>
    <style:style style:name="P52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0bb86f"/>
    </style:style>
    <style:style style:name="P53" style:family="paragraph" style:parent-style-name="Standard">
      <style:paragraph-properties fo:margin-top="0.106cm" fo:margin-bottom="0cm" loext:contextual-spacing="false"/>
      <style:text-properties officeooo:paragraph-rsid="000bb86f"/>
    </style:style>
    <style:style style:name="P54" style:family="paragraph" style:parent-style-name="Standard">
      <style:paragraph-properties fo:margin-top="0.106cm" fo:margin-bottom="0.106cm" loext:contextual-spacing="false"/>
      <style:text-properties officeooo:paragraph-rsid="000bb86f"/>
    </style:style>
    <style:style style:name="P55" style:family="paragraph" style:parent-style-name="Standard">
      <style:paragraph-properties fo:margin-top="0.212cm" fo:margin-bottom="0.106cm" loext:contextual-spacing="false" fo:text-align="start" style:justify-single-word="false"/>
      <style:text-properties officeooo:paragraph-rsid="000bb86f"/>
    </style:style>
    <style:style style:name="P56" style:family="paragraph" style:parent-style-name="Standard">
      <style:paragraph-properties fo:margin-top="0.212cm" fo:margin-bottom="0.106cm" loext:contextual-spacing="false"/>
      <style:text-properties officeooo:paragraph-rsid="000bb86f"/>
    </style:style>
    <style:style style:name="P57" style:family="paragraph" style:parent-style-name="Standard">
      <style:paragraph-properties fo:margin-top="0.106cm" fo:margin-bottom="0.212cm" loext:contextual-spacing="false"/>
      <style:text-properties officeooo:paragraph-rsid="000bb86f"/>
    </style:style>
    <style:style style:name="P58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officeooo:paragraph-rsid="000bb86f"/>
    </style:style>
    <style:style style:name="P59" style:family="paragraph" style:parent-style-name="Standard">
      <style:paragraph-properties fo:margin-top="0.212cm" fo:margin-bottom="0.212cm" loext:contextual-spacing="false" fo:text-align="start" style:justify-single-word="false"/>
      <style:text-properties officeooo:paragraph-rsid="000bb86f"/>
    </style:style>
    <style:style style:name="P60" style:family="paragraph" style:parent-style-name="Standard">
      <style:paragraph-properties fo:margin-top="0.212cm" fo:margin-bottom="0.212cm" loext:contextual-spacing="false"/>
      <style:text-properties officeooo:paragraph-rsid="000bb86f"/>
    </style:style>
    <style:style style:name="P61" style:family="paragraph" style:parent-style-name="Standard">
      <style:paragraph-properties fo:margin-left="-0.101cm" fo:margin-right="-0.199cm" fo:text-align="center" style:justify-single-word="false" fo:text-indent="0cm" style:auto-text-indent="false" fo:keep-with-next="always"/>
      <style:text-properties officeooo:paragraph-rsid="000bb86f"/>
    </style:style>
    <style:style style:name="P62" style:family="paragraph" style:parent-style-name="Standard">
      <style:paragraph-properties fo:text-align="center" style:justify-single-word="false" fo:keep-with-next="always"/>
      <style:text-properties officeooo:paragraph-rsid="000bb86f"/>
    </style:style>
    <style:style style:name="P63" style:family="paragraph" style:parent-style-name="Standard">
      <style:paragraph-properties fo:text-align="start" style:justify-single-word="false" fo:keep-with-next="always"/>
      <style:text-properties officeooo:paragraph-rsid="000bb86f"/>
    </style:style>
    <style:style style:name="P64" style:family="paragraph" style:parent-style-name="Standard">
      <style:paragraph-properties fo:keep-with-next="always" style:snap-to-layout-grid="false"/>
      <style:text-properties officeooo:paragraph-rsid="000bb86f"/>
    </style:style>
    <style:style style:name="P65" style:family="paragraph" style:parent-style-name="Standard">
      <style:paragraph-properties fo:keep-with-next="always"/>
      <style:text-properties officeooo:paragraph-rsid="000bb86f"/>
    </style:style>
    <style:style style:name="P66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officeooo:paragraph-rsid="000bb86f"/>
    </style:style>
    <style:style style:name="P67" style:family="paragraph" style:parent-style-name="Standard">
      <style:paragraph-properties fo:margin-left="0.635cm" fo:margin-right="0cm" fo:text-indent="0cm" style:auto-text-indent="false"/>
      <style:text-properties officeooo:paragraph-rsid="000bb86f"/>
    </style:style>
    <style:style style:name="P68" style:family="paragraph" style:parent-style-name="Standard">
      <style:paragraph-properties fo:margin-left="0.635cm" fo:margin-right="0cm" fo:text-indent="0.614cm" style:auto-text-indent="false"/>
      <style:text-properties officeooo:paragraph-rsid="000bb86f"/>
    </style:style>
    <style:style style:name="P69" style:family="paragraph" style:parent-style-name="Standard">
      <style:paragraph-properties fo:margin-left="0cm" fo:margin-right="0cm" fo:margin-top="0cm" fo:margin-bottom="0.212cm" loext:contextual-spacing="false" fo:text-indent="0.63cm" style:auto-text-indent="false"/>
      <style:text-properties officeooo:paragraph-rsid="000bb86f"/>
    </style:style>
    <style:style style:name="P70" style:family="paragraph" style:parent-style-name="Standard">
      <style:paragraph-properties fo:margin-left="0cm" fo:margin-right="0cm" fo:text-indent="1.249cm" style:auto-text-indent="false"/>
      <style:text-properties officeooo:paragraph-rsid="000bb86f"/>
    </style:style>
    <style:style style:name="T1" style:family="text">
      <style:text-properties style:font-name-asian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Arial" style:font-weight-asian="normal"/>
    </style:style>
    <style:style style:name="T6" style:family="text">
      <style:text-properties fo:language="ru" fo:country="RU" fo:font-weight="normal" style:font-weight-asian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name-asian="Arial" style:font-weight-asian="bold"/>
    </style:style>
    <style:style style:name="fr1" style:family="graphic" style:parent-style-name="Frame">
      <style:graphic-properties fo:margin-left="0cm" fo:margin-right="0.319cm" style:wrap="parallel" style:number-wrapped-paragraphs="no-limit" style:vertical-pos="from-top" style:vertical-rel="paragraph" style:horizontal-pos="from-left" style:horizontal-rel="page-content" fo:background-color="#ffffff" style:background-transparency="100%" fo:padding="0.002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fo:padding="0.002cm" fo:border="none" draw:ole-draw-aspect="1" draw:visible-area-width="1.677cm" draw:visible-area-height="1.584cm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47633822542698805" text:style-name="WW8Num2">
        <text:list-item>
          <text:list>
            <text:list-item>
              <text:h text:style-name="P7" text:outline-level="2">Приложение А</text:h>
            </text:list-item>
          </text:list>
        </text:list-item>
      </text:list>
      <text:p text:style-name="P43">Протокол обмена данными с персональным компьютером <text:s/>при работе через интерфейс</text:p>
      <text:list xml:id="list114057740052682" text:continue-numbering="true" text:style-name="WW8Num2">
        <text:list-item>
          <text:h text:style-name="P21" text:outline-level="1">А.1 Формат запроса и ответа</text:h>
        </text:list-item>
      </text:list>
      <text:p text:style-name="P24">В реализации беспроводного интерфейса стандарта IEEE 802.15.4 </text:p>
      <text:p text:style-name="P33">в мультиметре В7-86/2 персональный компьютер осуществляет запросы на выполнение команд («главный»), а мультиметр отвечает на них («подчиненный»). При запросе «главного» к «подчиненному» может возникнуть одна из трех ситуаций:</text:p>
      <text:p text:style-name="P1">- если «подчиненный» принял запрос без ошибки CRC, и может нормально распознать запрос, он возвращает нормальный ответ;</text:p>
      <text:p text:style-name="P1">- если «подчиненный» не принял запрос, ответ не возвращается. «Главный» ожидает ответа на запрос в течение определенного таймаута;</text:p>
      <text:p text:style-name="P1">- если «подчиненный» принял запрос, но обнаружил ошибку CRC или не может выполнить затребованную функцию (например, чтение несуществующих выходов или регистров), то «подчиненный» возвращает сообщение об ошибке и ее причинах.</text:p>
      <text:p text:style-name="P35">Сообщение об ошибке имеет два поля, которые отличаются от полей нормального ответа:</text:p>
      <text:p text:style-name="P35">- поле кода команды.</text:p>
      <text:p text:style-name="P35"><text:span text:style-name="T1"><text:s/></text:span>В нормальном ответе <text:s/>«подчиненный» повторяет код команды, содержащийся в поле кода команды запроса. Во всех кодах команд старший значащий бит установлен в 0. При возврате сообщения об ошибке «подчиненный» устанавливает этот бит в 1.</text:p>
      <text:p text:style-name="P35">При установленном старшем бите в коде команды «главный» распознает сообщение об ошибке и может проанализировать поле данных сообщения;</text:p>
      <text:p text:style-name="P35">- поле данных. </text:p>
      <text:p text:style-name="P35">В нормальном ответе «подчиненный» может возвращать данные или статистику в поле данных (любую информацию, которая затребована в запросе). В сообщении об ошибке «подчиненный» возвращает код ошибки в поле данных.</text:p>
      <text:list xml:id="list114058715885466" text:continue-numbering="true" text:style-name="WW8Num2">
        <text:list-item>
          <text:list>
            <text:list-item>
              <text:h text:style-name="P9" text:outline-level="2">Общий формат пакета</text:h>
            </text:list-item>
          </text:list>
        </text:list-item>
      </text:list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 table:style-name="Таблица20.1">
          <table:table-cell table:style-name="Таблица20.A1" office:value-type="string">
            <text:p text:style-name="P26">Адрес <text:s text:c="7"/>прибора, <text:span text:style-name="T2">hex</text:span></text:p>
          </table:table-cell>
          <table:table-cell table:style-name="Таблица20.A1" office:value-type="string">
            <text:p text:style-name="P26">Поле кода команды</text:p>
          </table:table-cell>
          <table:table-cell table:style-name="Таблица20.A1" office:value-type="string">
            <text:p text:style-name="P26">Счетчик данных</text:p>
          </table:table-cell>
          <table:table-cell table:style-name="Таблица20.A1" office:value-type="string">
            <text:p text:style-name="P26">Поле данных</text:p>
          </table:table-cell>
          <table:table-cell table:style-name="Таблица20.E1" office:value-type="string">
            <text:p text:style-name="P26">Контрольная сумма</text:p>
          </table:table-cell>
        </table:table-row>
        <table:table-row table:style-name="Таблица20.2">
          <table:table-cell table:style-name="Таблица20.A1" office:value-type="string">
            <text:p text:style-name="P26">2 байта</text:p>
          </table:table-cell>
          <table:table-cell table:style-name="Таблица20.A1" office:value-type="string">
            <text:p text:style-name="P26">1 байт</text:p>
          </table:table-cell>
          <table:table-cell table:style-name="Таблица20.A1" office:value-type="string">
            <text:p text:style-name="P26">1 байт</text:p>
          </table:table-cell>
          <table:table-cell table:style-name="Таблица20.A1" office:value-type="string">
            <text:p text:style-name="P26">0...16 байт</text:p>
          </table:table-cell>
          <table:table-cell table:style-name="Таблица20.E1" office:value-type="string">
            <text:p text:style-name="P26">2 байта</text:p>
          </table:table-cell>
        </table:table-row>
      </table:table>
      <text:p text:style-name="P33"/>
      <text:p text:style-name="P35">Адрес прибора может быть задан от 0 до 255.</text:p>
      <text:p text:style-name="P35">В поле кода команды указывается действие, которое необходимо выполнить. При нормальном ответе используется тот же код команды, что и в запросе. При возникновении ошибки старший бит байта кода команды устанавливается в «1».</text:p>
      <text:p text:style-name="P35">Счетчик данных содержит информацию о количестве передаваемых байт данных.</text:p>
      <text:p text:style-name="P35">Поле данных содержит передаваемую информацию. <text:s/>Длина и формат поля данных зависит от кода команды и может равняться 0.</text:p>
      <text:p text:style-name="P35">Контрольная сумма содержит циклическую контрольную сумму <text:span text:style-name="T2">CRC</text:span>-16 всех предыдущих полей пакета. Передается младшим байтом вперед.</text:p>
      <text:list xml:id="list114059030222653" text:continue-numbering="true" text:style-name="WW8Num2">
        <text:list-item>
          <text:list>
            <text:list-item>
              <text:h text:style-name="P11" text:outline-level="2"><text:span text:style-name="T4">А.2 Список команд (</text:span>HEX<text:span text:style-name="T4">-коды)</text:span></text:h>
            </text:list-item>
          </text:list>
        </text:list-item>
      </text:list>
      <text:p text:style-name="P35">0<text:span text:style-name="T2">x</text:span>01 – Запрос статуса прибора.</text:p>
      <text:p text:style-name="P35">0х02 – Включение удаленного управления.</text:p>
      <text:p text:style-name="P35">0х03 – Отключение удаленного управления.</text:p>
      <text:p text:style-name="P35">0х04 – Зарезервировано.</text:p>
      <text:p text:style-name="P35">0х05 – Отключение питания прибора.</text:p>
      <text:p text:style-name="P35">0<text:span text:style-name="T2">x</text:span>06 – Измерение напряжения постоянного тока. </text:p>
      <text:p text:style-name="P35">0х07 – Измерение напряжения переменного тока.<text:tab/></text:p>
      <text:p text:style-name="P35">0<text:span text:style-name="T2">x</text:span>08 – Измерение силы постоянного тока.</text:p>
      <text:p text:style-name="P35">0<text:span text:style-name="T2">x</text:span>09 – Измерение силы переменного тока.</text:p>
      <text:p text:style-name="P35">0х0А – Измерение сопротивления.</text:p>
      <text:p text:style-name="P35">0х0В – Измерение емкости. </text:p>
      <text:p text:style-name="P35">0х0С – Измерение индуктивности.</text:p>
      <text:p text:style-name="P35">0х0<text:span text:style-name="T2">D</text:span> – «Прозвонка» электрической цепи.</text:p>
      <text:p text:style-name="P35">0<text:span text:style-name="T2">x</text:span>0<text:span text:style-name="T2">E</text:span> – Измерение частоты.</text:p>
      <text:p text:style-name="P35">0<text:span text:style-name="T2">x</text:span>0<text:span text:style-name="T2">F</text:span> – Измерение активной мощности.</text:p>
      <text:p text:style-name="P35">0<text:span text:style-name="T2">x</text:span>10 – Измерение реактивной мощности.</text:p>
      <text:p text:style-name="P35">0<text:span text:style-name="T2">x</text:span>11 – Измерение полной мощности. </text:p>
      <text:p text:style-name="P35">0<text:span text:style-name="T2">x</text:span>12 – Измерение коэффициента мощности. </text:p>
      <text:p text:style-name="P35">0<text:span text:style-name="T2">x</text:span>13 – Калибровка напряжения постоянного тока (сервисная команда*).</text:p>
      <text:p text:style-name="P35">0х14 – Калибровка напряжения переменного тока (сервисная команда*).</text:p>
      <text:p text:style-name="P35">0<text:span text:style-name="T2">x</text:span>15 – Калибровка силы постоянного тока (сервисная команда*).</text:p>
      <text:p text:style-name="P35">0<text:span text:style-name="T2">x</text:span>16 – Калибровка силы переменного тока (сервисная команда*).</text:p>
      <text:p text:style-name="P35">0<text:span text:style-name="T2">x</text:span>17 – Калибровка сопротивления <text:s/>(сервисная команда*).</text:p>
      <text:p text:style-name="P34">0<text:span text:style-name="T2">x</text:span>18 – Включение режима заряда АКБ.</text:p>
      <text:p text:style-name="P34">0х19 – Выключение режима заряда АКБ.</text:p>
      <text:p text:style-name="P34">0<text:span text:style-name="T2">x</text:span>1<text:span text:style-name="T2">A</text:span> – Запрос параметров заряда АКБ.</text:p>
      <text:p text:style-name="P35">0<text:span text:style-name="T2">x</text:span>1<text:span text:style-name="T2">B</text:span> – Запись коэффициентов во «<text:span text:style-name="T2">Flash</text:span>» (сервисная команда*)</text:p>
      <text:p text:style-name="P35"/>
      <text:p text:style-name="P35">* Сервисные команды являются недоступными для пользователя. При попытке передачи запроса, содержащего сервисную команду, будет возвращена ошибка <text:span text:style-name="T7">0</text:span><text:span text:style-name="T3">x</text:span><text:span text:style-name="T7">12</text:span> (Ошибка доступа к выполнению калибровки).</text:p>
      <text:p text:style-name="P36">А.3 Запрос статуса (0х01)</text:p>
      <text:p text:style-name="P44">Посылка запроса</text:p>
      <table:table table:name="Таблица21" table:style-name="Таблица21">
        <table:table-column table:style-name="Таблица21.A" table:number-columns-repeated="3"/>
        <table:table-column table:style-name="Таблица21.D"/>
        <table:table-row table:style-name="Таблица21.1">
          <table:table-cell table:style-name="Таблица21.A1" office:value-type="string">
            <text:p text:style-name="P26">Адрес</text:p>
          </table:table-cell>
          <table:table-cell table:style-name="Таблица21.A1" office:value-type="string">
            <text:p text:style-name="P26">Код команды</text:p>
          </table:table-cell>
          <table:table-cell table:style-name="Таблица21.A1" office:value-type="string">
            <text:p text:style-name="P26">Счетчик <text:s text:c="5"/>данных</text:p>
          </table:table-cell>
          <table:table-cell table:style-name="Таблица21.D1" office:value-type="string">
            <text:p text:style-name="P26">Контрольная сумма</text:p>
          </table:table-cell>
        </table:table-row>
        <table:table-row table:style-name="Таблица21.2">
          <table:table-cell table:style-name="Таблица21.A2" office:value-type="string">
            <text:p text:style-name="P26">00<text:span text:style-name="T2">XX</text:span>*</text:p>
          </table:table-cell>
          <table:table-cell table:style-name="Таблица21.A2" office:value-type="string">
            <text:p text:style-name="P26">01</text:p>
          </table:table-cell>
          <table:table-cell table:style-name="Таблица21.A2" office:value-type="string">
            <text:p text:style-name="P26">00</text:p>
          </table:table-cell>
          <table:table-cell table:style-name="Таблица21.D2" office:value-type="string">
            <text:p text:style-name="P26"><text:span text:style-name="T2">XXXX</text:span>**</text:p>
          </table:table-cell>
        </table:table-row>
      </table:table>
      <text:p text:style-name="P38">* ХХ – адрес прибора В7-86/2, установленный при включении режима работы через <text:s/>интерфейс.</text:p>
      <text:p text:style-name="P35">** <text:span text:style-name="T2">XXXX</text:span> – контрольная сумма, рассчитанная по алгоритму <text:span text:style-name="T2">CRC</text:span>16.</text:p>
      <text:p text:style-name="P33"/>
      <text:p text:style-name="P44">Нормальный ответ на запрос статуса:</text:p>
      <table:table table:name="Таблица22" table:style-name="Таблица22">
        <table:table-column table:style-name="Таблица22.A" table:number-columns-repeated="4"/>
        <table:table-column table:style-name="Таблица22.E"/>
        <table:table-row table:style-name="Таблица22.1">
          <table:table-cell table:style-name="Таблица22.A1" office:value-type="string">
            <text:p text:style-name="P26">Адрес</text:p>
          </table:table-cell>
          <table:table-cell table:style-name="Таблица22.A1" office:value-type="string">
            <text:p text:style-name="P26">Код команды</text:p>
          </table:table-cell>
          <table:table-cell table:style-name="Таблица22.A1" office:value-type="string">
            <text:p text:style-name="P26">Счетчик <text:s text:c="5"/>данных<text:span text:style-name="T2">, hex</text:span></text:p>
          </table:table-cell>
          <table:table-cell table:style-name="Таблица22.A1" office:value-type="string">
            <text:p text:style-name="P26">Поле данных</text:p>
          </table:table-cell>
          <table:table-cell table:style-name="Таблица22.E1" office:value-type="string">
            <text:p text:style-name="P26">Контрольная сумма</text:p>
          </table:table-cell>
        </table:table-row>
        <table:table-row table:style-name="Таблица22.1">
          <table:table-cell table:style-name="Таблица22.A1" office:value-type="string">
            <text:p text:style-name="P26">00ХХ</text:p>
          </table:table-cell>
          <table:table-cell table:style-name="Таблица22.A1" office:value-type="string">
            <text:p text:style-name="P26">01</text:p>
          </table:table-cell>
          <table:table-cell table:style-name="Таблица22.A1" office:value-type="string">
            <text:p text:style-name="P27">10</text:p>
          </table:table-cell>
          <table:table-cell table:style-name="Таблица22.A1" office:value-type="string">
            <text:p text:style-name="P25"/>
          </table:table-cell>
          <table:table-cell table:style-name="Таблица22.E1" office:value-type="string">
            <text:p text:style-name="P25"/>
          </table:table-cell>
        </table:table-row>
      </table:table>
      <text:p text:style-name="P33"/>
      <text:p text:style-name="P45">Поле данных нормального ответа на запрос статуса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Таблица23.1">
          <table:table-cell table:style-name="Таблица23.A1" office:value-type="string">
            <text:p text:style-name="P25"/>
          </table:table-cell>
          <table:table-cell table:style-name="Таблица23.B1" table:number-columns-spanned="2" office:value-type="string">
            <text:p text:style-name="P26">Размер, байт</text:p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26">Серийный номер</text:p>
          </table:table-cell>
          <table:table-cell table:style-name="Таблица23.B1" table:number-columns-spanned="2" office:value-type="string">
            <text:p text:style-name="P26">2</text:p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26">Год выпуска</text:p>
          </table:table-cell>
          <table:table-cell table:style-name="Таблица23.B1" table:number-columns-spanned="2" office:value-type="string">
            <text:p text:style-name="P26">2</text:p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26">Показания индикатора</text:p>
          </table:table-cell>
          <table:table-cell table:style-name="Таблица23.B1" table:number-columns-spanned="2" office:value-type="string">
            <text:p text:style-name="P26">7</text:p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26">Режим работы</text:p>
          </table:table-cell>
          <table:table-cell table:style-name="Таблица23.B1" table:number-columns-spanned="2" office:value-type="string">
            <text:p text:style-name="P26">1</text:p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26">Предел измерения</text:p>
          </table:table-cell>
          <table:table-cell table:style-name="Таблица23.B1" table:number-columns-spanned="2" office:value-type="string">
            <text:p text:style-name="P26">1</text:p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26">Тип вычисления отклонения</text:p>
          </table:table-cell>
          <table:table-cell table:style-name="Таблица23.A1" office:value-type="string">
            <text:p text:style-name="P26">старшая тетрада</text:p>
          </table:table-cell>
          <table:table-cell table:style-name="Таблица23.B1" table:number-rows-spanned="2" office:value-type="string">
            <text:p text:style-name="P26">1</text:p>
          </table:table-cell>
        </table:table-row>
        <table:table-row table:style-name="Таблица23.1">
          <table:table-cell table:style-name="Таблица23.A1" office:value-type="string">
            <text:p text:style-name="P26">Тип удержания</text:p>
          </table:table-cell>
          <table:table-cell table:style-name="Таблица23.A1" office:value-type="string">
            <text:p text:style-name="P26">младшая тетрада</text:p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26">Напряжение батареи</text:p>
          </table:table-cell>
          <table:table-cell table:style-name="Таблица23.B1" table:number-columns-spanned="2" office:value-type="string">
            <text:p text:style-name="P26">2</text:p>
          </table:table-cell>
          <table:covered-table-cell/>
        </table:table-row>
      </table:table>
      <text:p text:style-name="P33"/>
      <text:p text:style-name="P35">Серийный номер и год выпуска указаны на корпусе прибора.</text:p>
      <text:p text:style-name="P35">Показания индикатора передаются в формате строки в том виде, в котором они отображаются прибором. Например, при индикации значения «-100.10», будет передана строка «-100.10», а не «-100.1».</text:p>
      <text:p text:style-name="P40">Коды режимов работы приведены ниже:</text:p>
      <table:table table:name="Таблица24" table:style-name="Таблица24">
        <table:table-column table:style-name="Таблица24.A"/>
        <table:table-column table:style-name="Таблица24.B"/>
        <table:table-row table:style-name="Таблица24.1">
          <table:table-cell table:style-name="Таблица24.A1" office:value-type="string">
            <text:p text:style-name="P27">1</text:p>
          </table:table-cell>
          <table:table-cell table:style-name="Таблица24.B1" office:value-type="string">
            <text:p text:style-name="P26">Измерение напряжения постоянного тока</text:p>
          </table:table-cell>
        </table:table-row>
        <table:table-row table:style-name="Таблица24.2">
          <table:table-cell table:style-name="Таблица24.A1" office:value-type="string">
            <text:p text:style-name="P27">2</text:p>
          </table:table-cell>
          <table:table-cell table:style-name="Таблица24.B1" office:value-type="string">
            <text:p text:style-name="P26">Измерение силы постоянного тока</text:p>
          </table:table-cell>
        </table:table-row>
        <table:table-row table:style-name="Таблица24.3">
          <table:table-cell table:style-name="Таблица24.A1" office:value-type="string">
            <text:p text:style-name="P27">3</text:p>
          </table:table-cell>
          <table:table-cell table:style-name="Таблица24.B1" office:value-type="string">
            <text:p text:style-name="P26">Измерение напряжения переменного тока</text:p>
          </table:table-cell>
        </table:table-row>
        <table:table-row table:style-name="Таблица24.4">
          <table:table-cell table:style-name="Таблица24.A1" office:value-type="string">
            <text:p text:style-name="P26">4</text:p>
          </table:table-cell>
          <table:table-cell table:style-name="Таблица24.B1" office:value-type="string">
            <text:p text:style-name="P26">Измерение силы переменного тока</text:p>
          </table:table-cell>
        </table:table-row>
        <table:table-row table:style-name="Таблица24.5">
          <table:table-cell table:style-name="Таблица24.A1" office:value-type="string">
            <text:p text:style-name="P26">5</text:p>
          </table:table-cell>
          <table:table-cell table:style-name="Таблица24.B1" office:value-type="string">
            <text:p text:style-name="P26">Измерение сопротивления постоянному току</text:p>
          </table:table-cell>
        </table:table-row>
        <table:table-row table:style-name="Таблица24.5">
          <table:table-cell table:style-name="Таблица24.A1" office:value-type="string">
            <text:p text:style-name="P26">6</text:p>
          </table:table-cell>
          <table:table-cell table:style-name="Таблица24.B1" office:value-type="string">
            <text:p text:style-name="P26">Измерение емкости</text:p>
          </table:table-cell>
        </table:table-row>
        <table:table-row table:style-name="Таблица24.7">
          <table:table-cell table:style-name="Таблица24.A1" office:value-type="string">
            <text:p text:style-name="P26">7</text:p>
          </table:table-cell>
          <table:table-cell table:style-name="Таблица24.B1" office:value-type="string">
            <text:p text:style-name="P26">Измерение индуктивности</text:p>
          </table:table-cell>
        </table:table-row>
        <table:table-row table:style-name="Таблица24.8">
          <table:table-cell table:style-name="Таблица24.A1" office:value-type="string">
            <text:p text:style-name="P26">8</text:p>
          </table:table-cell>
          <table:table-cell table:style-name="Таблица24.B1" office:value-type="string">
            <text:p text:style-name="P26">Тестирование <text:span text:style-name="T2">p-n </text:span>перехода</text:p>
          </table:table-cell>
        </table:table-row>
        <table:table-row table:style-name="Таблица24.9">
          <table:table-cell table:style-name="Таблица24.A1" office:value-type="string">
            <text:p text:style-name="P26">9</text:p>
          </table:table-cell>
          <table:table-cell table:style-name="Таблица24.B1" office:value-type="string">
            <text:p text:style-name="P26">Измерение мощности</text:p>
          </table:table-cell>
        </table:table-row>
        <table:table-row table:style-name="Таблица24.10">
          <table:table-cell table:style-name="Таблица24.A1" office:value-type="string">
            <text:p text:style-name="P27">A</text:p>
          </table:table-cell>
          <table:table-cell table:style-name="Таблица24.B1" office:value-type="string">
            <text:p text:style-name="P26">Измерение частоты</text:p>
          </table:table-cell>
        </table:table-row>
        <table:table-row table:style-name="Таблица24.11">
          <table:table-cell table:style-name="Таблица24.A1" office:value-type="string">
            <text:p text:style-name="P27">B</text:p>
          </table:table-cell>
          <table:table-cell table:style-name="Таблица24.B1" office:value-type="string">
            <text:p text:style-name="P26">Заряд АКБ</text:p>
          </table:table-cell>
        </table:table-row>
        <table:table-row table:style-name="Таблица24.5">
          <table:table-cell table:style-name="Таблица24.A1" office:value-type="string">
            <text:p text:style-name="P27">C</text:p>
          </table:table-cell>
          <table:table-cell table:style-name="Таблица24.B1" office:value-type="string">
            <text:p text:style-name="P26">Зарезервирован. Не используется</text:p>
          </table:table-cell>
        </table:table-row>
        <table:table-row table:style-name="Таблица24.13">
          <table:table-cell table:style-name="Таблица24.A1" office:value-type="string">
            <text:p text:style-name="P27">D</text:p>
          </table:table-cell>
          <table:table-cell table:style-name="Таблица24.B1" office:value-type="string">
            <text:p text:style-name="P26">Зарезервирован. Не используется</text:p>
          </table:table-cell>
        </table:table-row>
        <table:table-row table:style-name="Таблица24.11">
          <table:table-cell table:style-name="Таблица24.A1" office:value-type="string">
            <text:p text:style-name="P27">E</text:p>
          </table:table-cell>
          <table:table-cell table:style-name="Таблица24.B1" office:value-type="string">
            <text:p text:style-name="P26">Калибровка «0»</text:p>
          </table:table-cell>
        </table:table-row>
        <table:table-row table:style-name="Таблица24.15">
          <table:table-cell table:style-name="Таблица24.A1" office:value-type="string">
            <text:p text:style-name="P27">F</text:p>
          </table:table-cell>
          <table:table-cell table:style-name="Таблица24.B1" office:value-type="string">
            <text:p text:style-name="P26">Ожидание нажатия клавиши верхнего регистра («<text:span text:style-name="T2">Sh</text:span>»)</text:p>
          </table:table-cell>
        </table:table-row>
        <table:table-row table:style-name="Таблица24.16">
          <table:table-cell table:style-name="Таблица24.A1" office:value-type="string">
            <text:p text:style-name="P27">10</text:p>
          </table:table-cell>
          <table:table-cell table:style-name="Таблица24.B1" office:value-type="string">
            <text:p text:style-name="P26">Зарезервирован. Не используется</text:p>
          </table:table-cell>
        </table:table-row>
        <table:table-row table:style-name="Таблица24.15">
          <table:table-cell table:style-name="Таблица24.A1" office:value-type="string">
            <text:p text:style-name="P27">11</text:p>
          </table:table-cell>
          <table:table-cell table:style-name="Таблица24.B1" office:value-type="string">
            <text:p text:style-name="P26">«Прозвонка»</text:p>
          </table:table-cell>
        </table:table-row>
      </table:table>
      <text:p text:style-name="P40">Код предела измерений зависит от режима работы прибора. 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C"/>
        <table:table-column table:style-name="Таблица25.E"/>
        <table:table-column table:style-name="Таблица25.H"/>
        <table:table-row table:style-name="Таблица25.1">
          <table:table-cell table:style-name="Таблица25.A1" table:number-columns-spanned="8" office:value-type="string">
            <text:p text:style-name="P26">1 бай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">
          <table:table-cell table:style-name="Таблица25.A2" table:number-columns-spanned="4" office:value-type="string">
            <text:p text:style-name="P26">Зарезервировано</text:p>
          </table:table-cell>
          <table:covered-table-cell/>
          <table:covered-table-cell/>
          <table:covered-table-cell/>
          <table:table-cell table:style-name="Таблица25.A2" office:value-type="string">
            <text:p text:style-name="P26">АВП</text:p>
          </table:table-cell>
          <table:table-cell table:style-name="Таблица25.A1" table:number-columns-spanned="3" office:value-type="string">
            <text:p text:style-name="P26">Предел</text:p>
          </table:table-cell>
          <table:covered-table-cell/>
          <table:covered-table-cell/>
        </table:table-row>
        <table:table-row table:style-name="Таблица25.3">
          <table:table-cell table:style-name="Таблица25.A2" office:value-type="string">
            <text:p text:style-name="P26">7</text:p>
          </table:table-cell>
          <table:table-cell table:style-name="Таблица25.A2" office:value-type="string">
            <text:p text:style-name="P26">6</text:p>
          </table:table-cell>
          <table:table-cell table:style-name="Таблица25.A2" office:value-type="string">
            <text:p text:style-name="P26">5</text:p>
          </table:table-cell>
          <table:table-cell table:style-name="Таблица25.A2" office:value-type="string">
            <text:p text:style-name="P26">4</text:p>
          </table:table-cell>
          <table:table-cell table:style-name="Таблица25.A2" office:value-type="string">
            <text:p text:style-name="P26">3</text:p>
          </table:table-cell>
          <table:table-cell table:style-name="Таблица25.A2" office:value-type="string">
            <text:p text:style-name="P26">2</text:p>
          </table:table-cell>
          <table:table-cell table:style-name="Таблица25.A2" office:value-type="string">
            <text:p text:style-name="P26">1</text:p>
          </table:table-cell>
          <table:table-cell table:style-name="Таблица25.A1" office:value-type="string">
            <text:p text:style-name="P26">0</text:p>
          </table:table-cell>
        </table:table-row>
      </table:table>
      <text:p text:style-name="P47"/>
      <text:p text:style-name="P35">Коды вычисления отклонения и удержания показаний показаны ниже:</text:p>
      <text:p text:style-name="P44">Вычисление отклонения: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26">Код, <text:span text:style-name="T2">hex</text:span></text:p>
          </table:table-cell>
          <table:table-cell table:style-name="Таблица26.B1" office:value-type="string">
            <text:p text:style-name="P26">Тип вычисления отклонения</text:p>
          </table:table-cell>
        </table:table-row>
        <table:table-row table:style-name="Таблица26.1">
          <table:table-cell table:style-name="Таблица26.A1" office:value-type="string">
            <text:p text:style-name="P26">0</text:p>
          </table:table-cell>
          <table:table-cell table:style-name="Таблица26.B1" office:value-type="string">
            <text:p text:style-name="P26">Вычисление не производится</text:p>
          </table:table-cell>
        </table:table-row>
        <table:table-row table:style-name="Таблица26.1">
          <table:table-cell table:style-name="Таблица26.A1" office:value-type="string">
            <text:p text:style-name="P26">1</text:p>
          </table:table-cell>
          <table:table-cell table:style-name="Таблица26.B1" office:value-type="string">
            <text:p text:style-name="P26">Вычисление абсолютного отклонения</text:p>
          </table:table-cell>
        </table:table-row>
        <table:table-row table:style-name="Таблица26.1">
          <table:table-cell table:style-name="Таблица26.A1" office:value-type="string">
            <text:p text:style-name="P26">2</text:p>
          </table:table-cell>
          <table:table-cell table:style-name="Таблица26.B1" office:value-type="string">
            <text:p text:style-name="P26">Вычисление относительного отклонения в %</text:p>
          </table:table-cell>
        </table:table-row>
      </table:table>
      <text:p text:style-name="P47"/>
      <text:p text:style-name="P48">Удержание показаний: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26">Код<text:span text:style-name="T2">, hex</text:span></text:p>
          </table:table-cell>
          <table:table-cell table:style-name="Таблица27.B1" office:value-type="string">
            <text:p text:style-name="P26">Тип удержания</text:p>
          </table:table-cell>
        </table:table-row>
        <table:table-row table:style-name="Таблица27.1">
          <table:table-cell table:style-name="Таблица27.A1" office:value-type="string">
            <text:p text:style-name="P26">0</text:p>
          </table:table-cell>
          <table:table-cell table:style-name="Таблица27.B1" office:value-type="string">
            <text:p text:style-name="P26">Удержания нет</text:p>
          </table:table-cell>
        </table:table-row>
        <table:table-row table:style-name="Таблица27.1">
          <table:table-cell table:style-name="Таблица27.A1" office:value-type="string">
            <text:p text:style-name="P26">1</text:p>
          </table:table-cell>
          <table:table-cell table:style-name="Таблица27.B1" office:value-type="string">
            <text:p text:style-name="P26">Удержание текущего значения</text:p>
          </table:table-cell>
        </table:table-row>
        <table:table-row table:style-name="Таблица27.1">
          <table:table-cell table:style-name="Таблица27.A1" office:value-type="string">
            <text:p text:style-name="P26">2</text:p>
          </table:table-cell>
          <table:table-cell table:style-name="Таблица27.B1" office:value-type="string">
            <text:p text:style-name="P26">Удержание минимального значения</text:p>
          </table:table-cell>
        </table:table-row>
        <table:table-row table:style-name="Таблица27.1">
          <table:table-cell table:style-name="Таблица27.A1" office:value-type="string">
            <text:p text:style-name="P26">3</text:p>
          </table:table-cell>
          <table:table-cell table:style-name="Таблица27.B1" office:value-type="string">
            <text:p text:style-name="P26">Удержание максимального значения</text:p>
          </table:table-cell>
        </table:table-row>
      </table:table>
      <text:p text:style-name="P51">Код заряда батареи представляет собой напряжение на батарее питания в «мВ».</text:p>
      <text:p text:style-name="P49">Ответ на запрос статуса в случае ошибки:</text:p>
      <table:table table:name="Таблица28" table:style-name="Таблица28">
        <table:table-column table:style-name="Таблица28.A"/>
        <table:table-column table:style-name="Таблица28.B" table:number-columns-repeated="2"/>
        <table:table-column table:style-name="Таблица28.D"/>
        <table:table-column table:style-name="Таблица28.E"/>
        <table:table-row table:style-name="Таблица28.1">
          <table:table-cell table:style-name="Таблица28.A1" office:value-type="string">
            <text:p text:style-name="P26">Адрес<text:span text:style-name="T2">, hex</text:span></text:p>
          </table:table-cell>
          <table:table-cell table:style-name="Таблица28.A1" office:value-type="string">
            <text:p text:style-name="P26">Код команды<text:span text:style-name="T2">, hex</text:span></text:p>
          </table:table-cell>
          <table:table-cell table:style-name="Таблица28.A1" office:value-type="string">
            <text:p text:style-name="P26">Счетчик данных<text:span text:style-name="T2">, hex</text:span></text:p>
          </table:table-cell>
          <table:table-cell table:style-name="Таблица28.D1" office:value-type="string">
            <text:p text:style-name="P26">Поле данных (код ошибки), <text:span text:style-name="T2">hex</text:span></text:p>
          </table:table-cell>
          <table:table-cell table:style-name="Таблица28.E1" office:value-type="string">
            <text:p text:style-name="P26">Контрольная сумма<text:span text:style-name="T2">, hex</text:span></text:p>
          </table:table-cell>
        </table:table-row>
        <table:table-row table:style-name="Таблица28.2">
          <table:table-cell table:style-name="Таблица28.D1" office:value-type="string">
            <text:p text:style-name="P27">00XX*</text:p>
          </table:table-cell>
          <table:table-cell table:style-name="Таблица28.D1" office:value-type="string">
            <text:p text:style-name="P27">81</text:p>
          </table:table-cell>
          <table:table-cell table:style-name="Таблица28.D1" office:value-type="string">
            <text:p text:style-name="P27">01</text:p>
          </table:table-cell>
          <table:table-cell table:style-name="Таблица28.D1" office:value-type="string">
            <text:p text:style-name="P27">XX***</text:p>
          </table:table-cell>
          <table:table-cell table:style-name="Таблица28.E2" office:value-type="string">
            <text:p text:style-name="P27">XXXX**</text:p>
          </table:table-cell>
        </table:table-row>
      </table:table>
      <text:p text:style-name="P53">***Коды <text:s/>ошибок приведены <text:s/>в разделе А.8.</text:p>
      <text:list xml:id="list114059131441572" text:continue-numbering="true" text:style-name="WW8Num2">
        <text:list-item>
          <text:list>
            <text:list-item>
              <text:h text:style-name="P14" text:outline-level="2">А.4 <text:s/>Включение удаленного управления (0х02). Отключение удаленного <text:s/></text:h>
            </text:list-item>
            <text:list-item>
              <text:h text:style-name="P13" text:outline-level="2">управления (0х03)</text:h>
            </text:list-item>
            <text:list-item>
              <text:h text:style-name="P15" text:outline-level="2">Включение удаленного управления (0х02)</text:h>
            </text:list-item>
            <text:list-item>
              <text:h text:style-name="P16" text:outline-level="2"><text:span text:style-name="T5"><text:s/></text:span><text:span text:style-name="T6">Отключает управление с клавиатуры на передней панели (за исключением кнопки «</text:span><draw:frame draw:style-name="fr2" draw:name="Объект20" text:anchor-type="as-char" svg:width="0.656cm" svg:height="0.635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text:span text:style-name="T6">») и полностью переводит прибор в режим управления по интерфейсу.</text:span></text:h>
            </text:list-item>
          </text:list>
        </text:list-item>
      </text:list>
      <text:p text:style-name="P4">С этой команды должна начинаться работа с прибором по интерфейсу.</text:p>
      <text:p text:style-name="P33">Если удаленное управление не включено, то на любую команду за исключением запроса статуса (0х01) и включения удаленного управления (0х02) прибор вернет ошибку 0х09.</text:p>
      <text:p text:style-name="P44">Запрос:</text:p>
      <table:table table:name="Таблица29" table:style-name="Таблица29">
        <table:table-column table:style-name="Таблица29.A" table:number-columns-repeated="3"/>
        <table:table-column table:style-name="Таблица29.D"/>
        <table:table-row table:style-name="Таблица29.1">
          <table:table-cell table:style-name="Таблица29.A1" office:value-type="string">
            <text:p text:style-name="P26">Адрес<text:span text:style-name="T2">, hex</text:span></text:p>
          </table:table-cell>
          <table:table-cell table:style-name="Таблица29.A1" office:value-type="string">
            <text:p text:style-name="P26">Код команды<text:span text:style-name="T2">, hex</text:span></text:p>
          </table:table-cell>
          <table:table-cell table:style-name="Таблица29.A1" office:value-type="string">
            <text:p text:style-name="P26">Счетчик <text:s text:c="5"/>данных<text:span text:style-name="T2">, hex</text:span></text:p>
          </table:table-cell>
          <table:table-cell table:style-name="Таблица29.D1" office:value-type="string">
            <text:p text:style-name="P26">Контрольная сумма<text:span text:style-name="T2">, hex</text:span></text:p>
          </table:table-cell>
        </table:table-row>
        <table:table-row table:style-name="Таблица29.2">
          <table:table-cell table:style-name="Таблица29.A2" office:value-type="string">
            <text:p text:style-name="P27">00XX*</text:p>
          </table:table-cell>
          <table:table-cell table:style-name="Таблица29.A2" office:value-type="string">
            <text:p text:style-name="P26"><text:span text:style-name="T2">0</text:span>2</text:p>
          </table:table-cell>
          <table:table-cell table:style-name="Таблица29.A2" office:value-type="string">
            <text:p text:style-name="P27">00</text:p>
          </table:table-cell>
          <table:table-cell table:style-name="Таблица29.D2" office:value-type="string">
            <text:p text:style-name="P27">XXXX**</text:p>
          </table:table-cell>
        </table:table-row>
      </table:table>
      <text:p text:style-name="P54">Нормальный ответ: совпадает с запросом.</text:p>
      <text:p text:style-name="P49">Ответ с ошибкой:</text:p>
      <table:table table:name="Таблица30" table:style-name="Таблица30">
        <table:table-column table:style-name="Таблица30.A"/>
        <table:table-column table:style-name="Таблица30.B" table:number-columns-repeated="2"/>
        <table:table-column table:style-name="Таблица30.D"/>
        <table:table-column table:style-name="Таблица30.E"/>
        <table:table-row table:style-name="Таблица30.1">
          <table:table-cell table:style-name="Таблица30.A1" office:value-type="string">
            <text:p text:style-name="P26">Адрес<text:span text:style-name="T2">, hex</text:span></text:p>
          </table:table-cell>
          <table:table-cell table:style-name="Таблица30.A1" office:value-type="string">
            <text:p text:style-name="P26">Код команды<text:span text:style-name="T2">, hex</text:span></text:p>
          </table:table-cell>
          <table:table-cell table:style-name="Таблица30.A1" office:value-type="string">
            <text:p text:style-name="P26">Счетчик данных<text:span text:style-name="T2">, hex</text:span></text:p>
          </table:table-cell>
          <table:table-cell table:style-name="Таблица30.D1" office:value-type="string">
            <text:p text:style-name="P26">Поле данных (код ошибки), <text:span text:style-name="T2">hex</text:span></text:p>
          </table:table-cell>
          <table:table-cell table:style-name="Таблица30.E1" office:value-type="string">
            <text:p text:style-name="P26">Контрольная сумма<text:span text:style-name="T2">, hex</text:span></text:p>
          </table:table-cell>
        </table:table-row>
        <table:table-row table:style-name="Таблица30.2">
          <table:table-cell table:style-name="Таблица30.D1" office:value-type="string">
            <text:p text:style-name="P27">00XX*</text:p>
          </table:table-cell>
          <table:table-cell table:style-name="Таблица30.D1" office:value-type="string">
            <text:p text:style-name="P26"><text:span text:style-name="T2">8</text:span>2</text:p>
          </table:table-cell>
          <table:table-cell table:style-name="Таблица30.D1" office:value-type="string">
            <text:p text:style-name="P27">01</text:p>
          </table:table-cell>
          <table:table-cell table:style-name="Таблица30.D1" office:value-type="string">
            <text:p text:style-name="P27">XX***</text:p>
          </table:table-cell>
          <table:table-cell table:style-name="Таблица30.E2" office:value-type="string">
            <text:p text:style-name="P27">XXXX**</text:p>
          </table:table-cell>
        </table:table-row>
      </table:table>
      <text:list xml:id="list114059087252388" text:continue-numbering="true" text:style-name="WW8Num2">
        <text:list-item>
          <text:list>
            <text:list-item>
              <text:h text:style-name="P9" text:outline-level="2">Отключение удаленного управления (0х03)</text:h>
            </text:list-item>
          </text:list>
        </text:list-item>
      </text:list>
      <text:p text:style-name="P5">Отключает управление по интерфейсу и включает управление с клавиатуры на передней панели прибора. </text:p>
      <text:p text:style-name="P49">Запрос:</text:p>
      <table:table table:name="Таблица31" table:style-name="Таблица31">
        <table:table-column table:style-name="Таблица31.A" table:number-columns-repeated="3"/>
        <table:table-column table:style-name="Таблица31.D"/>
        <table:table-row table:style-name="Таблица31.1">
          <table:table-cell table:style-name="Таблица31.A1" office:value-type="string">
            <text:p text:style-name="P26">Адрес<text:span text:style-name="T2">, hex</text:span></text:p>
          </table:table-cell>
          <table:table-cell table:style-name="Таблица31.A1" office:value-type="string">
            <text:p text:style-name="P26">Код команды<text:span text:style-name="T2">, hex</text:span></text:p>
          </table:table-cell>
          <table:table-cell table:style-name="Таблица31.A1" office:value-type="string">
            <text:p text:style-name="P26">Счетчик данных<text:span text:style-name="T2">, hex</text:span></text:p>
          </table:table-cell>
          <table:table-cell table:style-name="Таблица31.D1" office:value-type="string">
            <text:p text:style-name="P26">Контрольная сумма<text:span text:style-name="T2">, hex</text:span></text:p>
          </table:table-cell>
        </table:table-row>
        <table:table-row table:style-name="Таблица31.2">
          <table:table-cell table:style-name="Таблица31.A2" office:value-type="string">
            <text:p text:style-name="P27">00XX*</text:p>
          </table:table-cell>
          <table:table-cell table:style-name="Таблица31.A2" office:value-type="string">
            <text:p text:style-name="P26"><text:span text:style-name="T2">0</text:span>3</text:p>
          </table:table-cell>
          <table:table-cell table:style-name="Таблица31.A2" office:value-type="string">
            <text:p text:style-name="P27">00</text:p>
          </table:table-cell>
          <table:table-cell table:style-name="Таблица31.D2" office:value-type="string">
            <text:p text:style-name="P27">XXXX**</text:p>
          </table:table-cell>
        </table:table-row>
      </table:table>
      <text:p text:style-name="P54">Нормальный ответ: совпадает с запросом.</text:p>
      <text:p text:style-name="P49">Ответ с ошибкой:</text:p>
      <table:table table:name="Таблица32" table:style-name="Таблица32">
        <table:table-column table:style-name="Таблица32.A"/>
        <table:table-column table:style-name="Таблица32.B" table:number-columns-repeated="2"/>
        <table:table-column table:style-name="Таблица32.D"/>
        <table:table-column table:style-name="Таблица32.E"/>
        <table:table-row table:style-name="Таблица32.1">
          <table:table-cell table:style-name="Таблица32.A1" office:value-type="string">
            <text:p text:style-name="P26">Адрес<text:span text:style-name="T2">, hex</text:span></text:p>
          </table:table-cell>
          <table:table-cell table:style-name="Таблица32.A1" office:value-type="string">
            <text:p text:style-name="P26">Код команды<text:span text:style-name="T2">, hex</text:span></text:p>
          </table:table-cell>
          <table:table-cell table:style-name="Таблица32.A1" office:value-type="string">
            <text:p text:style-name="P26">Счетчик данных<text:span text:style-name="T2">, hex</text:span></text:p>
          </table:table-cell>
          <table:table-cell table:style-name="Таблица32.D1" office:value-type="string">
            <text:p text:style-name="P26">Поле данных (код ошибки), <text:span text:style-name="T2">hex</text:span></text:p>
          </table:table-cell>
          <table:table-cell table:style-name="Таблица32.E1" office:value-type="string">
            <text:p text:style-name="P26">Контрольная сумма<text:span text:style-name="T2">, hex</text:span></text:p>
          </table:table-cell>
        </table:table-row>
        <table:table-row table:style-name="Таблица32.2">
          <table:table-cell table:style-name="Таблица32.D1" office:value-type="string">
            <text:p text:style-name="P27">00XX*</text:p>
          </table:table-cell>
          <table:table-cell table:style-name="Таблица32.D1" office:value-type="string">
            <text:p text:style-name="P26"><text:span text:style-name="T2">8</text:span>3</text:p>
          </table:table-cell>
          <table:table-cell table:style-name="Таблица32.D1" office:value-type="string">
            <text:p text:style-name="P27">01</text:p>
          </table:table-cell>
          <table:table-cell table:style-name="Таблица32.D1" office:value-type="string">
            <text:p text:style-name="P27">XX***</text:p>
          </table:table-cell>
          <table:table-cell table:style-name="Таблица32.E2" office:value-type="string">
            <text:p text:style-name="P27">XXXX**</text:p>
          </table:table-cell>
        </table:table-row>
      </table:table>
      <text:list xml:id="list114058894552666" text:continue-numbering="true" text:style-name="WW8Num2">
        <text:list-item>
          <text:h text:style-name="P22" text:outline-level="1"><text:soft-page-break/>А.5 Отключение питания прибора (0х05)</text:h>
        </text:list-item>
      </text:list>
      <text:p text:style-name="P4">Отключает питание прибора (аналогично нажатию кнопки «<draw:frame draw:style-name="fr2" draw:name="Объект21" text:anchor-type="as-char" svg:width="0.524cm" svg:height="0.497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» на передней панели).</text:p>
      <text:p text:style-name="P49">Запрос:</text:p>
      <table:table table:name="Таблица33" table:style-name="Таблица33">
        <table:table-column table:style-name="Таблица33.A" table:number-columns-repeated="3"/>
        <table:table-column table:style-name="Таблица33.D"/>
        <table:table-row table:style-name="Таблица33.1">
          <table:table-cell table:style-name="Таблица33.A1" office:value-type="string">
            <text:p text:style-name="P26">Адрес<text:span text:style-name="T2">, hex</text:span></text:p>
          </table:table-cell>
          <table:table-cell table:style-name="Таблица33.A1" office:value-type="string">
            <text:p text:style-name="P26">Код команды<text:span text:style-name="T2">, hex</text:span></text:p>
          </table:table-cell>
          <table:table-cell table:style-name="Таблица33.A1" office:value-type="string">
            <text:p text:style-name="P26">Счетчик <text:s text:c="5"/>данных<text:span text:style-name="T2">, hex</text:span></text:p>
          </table:table-cell>
          <table:table-cell table:style-name="Таблица33.D1" office:value-type="string">
            <text:p text:style-name="P26">Контрольная сумма<text:span text:style-name="T2">, hex</text:span></text:p>
          </table:table-cell>
        </table:table-row>
        <table:table-row table:style-name="Таблица33.2">
          <table:table-cell table:style-name="Таблица33.A2" office:value-type="string">
            <text:p text:style-name="P27">00XX*</text:p>
          </table:table-cell>
          <table:table-cell table:style-name="Таблица33.A2" office:value-type="string">
            <text:p text:style-name="P26"><text:span text:style-name="T2">0</text:span>5</text:p>
          </table:table-cell>
          <table:table-cell table:style-name="Таблица33.A2" office:value-type="string">
            <text:p text:style-name="P27">00</text:p>
          </table:table-cell>
          <table:table-cell table:style-name="Таблица33.D2" office:value-type="string">
            <text:p text:style-name="P27">XXXX**</text:p>
          </table:table-cell>
        </table:table-row>
      </table:table>
      <text:p text:style-name="P56">Нормальный ответ: совпадает с запросом.</text:p>
      <text:p text:style-name="P49">Ответ с ошибкой:</text:p>
      <table:table table:name="Таблица34" table:style-name="Таблица34">
        <table:table-column table:style-name="Таблица34.A"/>
        <table:table-column table:style-name="Таблица34.B" table:number-columns-repeated="2"/>
        <table:table-column table:style-name="Таблица34.D"/>
        <table:table-column table:style-name="Таблица34.E"/>
        <table:table-row table:style-name="Таблица34.1">
          <table:table-cell table:style-name="Таблица34.A1" office:value-type="string">
            <text:p text:style-name="P26">Адрес<text:span text:style-name="T2">, hex</text:span></text:p>
          </table:table-cell>
          <table:table-cell table:style-name="Таблица34.A1" office:value-type="string">
            <text:p text:style-name="P26">Код команды<text:span text:style-name="T2">, hex</text:span></text:p>
          </table:table-cell>
          <table:table-cell table:style-name="Таблица34.A1" office:value-type="string">
            <text:p text:style-name="P26">Счетчик <text:s text:c="5"/>данных<text:span text:style-name="T2">, hex</text:span></text:p>
          </table:table-cell>
          <table:table-cell table:style-name="Таблица34.D1" office:value-type="string">
            <text:p text:style-name="P26">Поле данных (код ошибки), <text:span text:style-name="T2">hex</text:span></text:p>
          </table:table-cell>
          <table:table-cell table:style-name="Таблица34.E1" office:value-type="string">
            <text:p text:style-name="P26">Контрольная сумма<text:span text:style-name="T2">, hex</text:span></text:p>
          </table:table-cell>
        </table:table-row>
        <table:table-row table:style-name="Таблица34.2">
          <table:table-cell table:style-name="Таблица34.D1" office:value-type="string">
            <text:p text:style-name="P27">00XX*</text:p>
          </table:table-cell>
          <table:table-cell table:style-name="Таблица34.D1" office:value-type="string">
            <text:p text:style-name="P26"><text:span text:style-name="T2">8</text:span>5</text:p>
          </table:table-cell>
          <table:table-cell table:style-name="Таблица34.D1" office:value-type="string">
            <text:p text:style-name="P27">01</text:p>
          </table:table-cell>
          <table:table-cell table:style-name="Таблица34.D1" office:value-type="string">
            <text:p text:style-name="P27">XX***</text:p>
          </table:table-cell>
          <table:table-cell table:style-name="Таблица34.E2" office:value-type="string">
            <text:p text:style-name="P27">XXXX**</text:p>
          </table:table-cell>
        </table:table-row>
      </table:table>
      <text:list xml:id="list114059327465855" text:continue-numbering="true" text:style-name="WW8Num2">
        <text:list-item>
          <text:h text:style-name="P22" text:outline-level="1">А.6 Измерения (0х06...0х12)</text:h>
        </text:list-item>
      </text:list>
      <text:p text:style-name="P49">Запрос: </text:p>
      <table:table table:name="Таблица35" table:style-name="Таблица35">
        <table:table-column table:style-name="Таблица35.A"/>
        <table:table-column table:style-name="Таблица35.B" table:number-columns-repeated="2"/>
        <table:table-column table:style-name="Таблица35.D"/>
        <table:table-column table:style-name="Таблица35.E"/>
        <table:table-row table:style-name="Таблица35.1">
          <table:table-cell table:style-name="Таблица35.A1" office:value-type="string">
            <text:p text:style-name="P26">Адрес</text:p>
          </table:table-cell>
          <table:table-cell table:style-name="Таблица35.A1" office:value-type="string">
            <text:p text:style-name="P26">Код команды</text:p>
          </table:table-cell>
          <table:table-cell table:style-name="Таблица35.A1" office:value-type="string">
            <text:p text:style-name="P26">Счетчик <text:s text:c="5"/>данных</text:p>
          </table:table-cell>
          <table:table-cell table:style-name="Таблица35.D1" office:value-type="string">
            <text:p text:style-name="P26">Поле данных</text:p>
          </table:table-cell>
          <table:table-cell table:style-name="Таблица35.E1" office:value-type="string">
            <text:p text:style-name="P26">Контрольная сумма</text:p>
          </table:table-cell>
        </table:table-row>
        <table:table-row table:style-name="Таблица35.2">
          <table:table-cell table:style-name="Таблица35.D1" office:value-type="string">
            <text:p text:style-name="P27">00XX*</text:p>
          </table:table-cell>
          <table:table-cell table:style-name="Таблица35.D1" office:value-type="string">
            <text:p text:style-name="P26">ХХ</text:p>
          </table:table-cell>
          <table:table-cell table:style-name="Таблица35.D1" office:value-type="string">
            <text:p text:style-name="P26"><text:span text:style-name="T2">0</text:span>1</text:p>
          </table:table-cell>
          <table:table-cell table:style-name="Таблица35.D1" office:value-type="string">
            <text:p text:style-name="P26">ХХ</text:p>
          </table:table-cell>
          <table:table-cell table:style-name="Таблица35.E2" office:value-type="string">
            <text:p text:style-name="P27">XXXX**</text:p>
          </table:table-cell>
        </table:table-row>
      </table:table>
      <text:p text:style-name="P56">Коды команд:</text:p>
      <table:table table:name="Таблица36" table:style-name="Таблица36">
        <table:table-column table:style-name="Таблица36.A"/>
        <table:table-column table:style-name="Таблица36.B"/>
        <table:table-row table:style-name="Таблица36.1">
          <table:table-cell table:style-name="Таблица36.A1" office:value-type="string">
            <text:p text:style-name="P33">Код команды</text:p>
          </table:table-cell>
          <table:table-cell table:style-name="Таблица36.B1" office:value-type="string">
            <text:p text:style-name="P26">Режим измерения</text:p>
          </table:table-cell>
        </table:table-row>
        <table:table-row table:style-name="Таблица36.1">
          <table:table-cell table:style-name="Таблица36.A2" office:value-type="string">
            <text:p text:style-name="P26">0<text:span text:style-name="T2">x06</text:span></text:p>
          </table:table-cell>
          <table:table-cell table:style-name="Таблица36.B2" office:value-type="string">
            <text:p text:style-name="P33">Измерение постоянного напряжения</text:p>
          </table:table-cell>
        </table:table-row>
        <table:table-row table:style-name="Таблица36.1">
          <table:table-cell table:style-name="Таблица36.A2" office:value-type="string">
            <text:p text:style-name="P26">0х07</text:p>
          </table:table-cell>
          <table:table-cell table:style-name="Таблица36.B2" office:value-type="string">
            <text:p text:style-name="P33">Измерение переменного напряжения</text:p>
          </table:table-cell>
        </table:table-row>
        <table:table-row table:style-name="Таблица36.1">
          <table:table-cell table:style-name="Таблица36.A2" office:value-type="string">
            <text:p text:style-name="P26">0<text:span text:style-name="T2">x</text:span>08</text:p>
          </table:table-cell>
          <table:table-cell table:style-name="Таблица36.B2" office:value-type="string">
            <text:p text:style-name="P33">Измерение постоянного тока</text:p>
          </table:table-cell>
        </table:table-row>
        <table:table-row table:style-name="Таблица36.1">
          <table:table-cell table:style-name="Таблица36.A2" office:value-type="string">
            <text:p text:style-name="P26">0<text:span text:style-name="T2">x</text:span>09</text:p>
          </table:table-cell>
          <table:table-cell table:style-name="Таблица36.B2" office:value-type="string">
            <text:p text:style-name="P33">Измерение переменного тока</text:p>
          </table:table-cell>
        </table:table-row>
        <table:table-row table:style-name="Таблица36.1">
          <table:table-cell table:style-name="Таблица36.A2" office:value-type="string">
            <text:p text:style-name="P26">0х0А</text:p>
          </table:table-cell>
          <table:table-cell table:style-name="Таблица36.B2" office:value-type="string">
            <text:p text:style-name="P33">Измерение сопротивления</text:p>
          </table:table-cell>
        </table:table-row>
        <table:table-row table:style-name="Таблица36.1">
          <table:table-cell table:style-name="Таблица36.A2" office:value-type="string">
            <text:p text:style-name="P26">0х0В</text:p>
          </table:table-cell>
          <table:table-cell table:style-name="Таблица36.B2" office:value-type="string">
            <text:p text:style-name="P33">Измерение емкости</text:p>
          </table:table-cell>
        </table:table-row>
        <table:table-row table:style-name="Таблица36.1">
          <table:table-cell table:style-name="Таблица36.A2" office:value-type="string">
            <text:p text:style-name="P26">0х0С</text:p>
          </table:table-cell>
          <table:table-cell table:style-name="Таблица36.B2" office:value-type="string">
            <text:p text:style-name="P33">Измерение индуктивности</text:p>
          </table:table-cell>
        </table:table-row>
        <table:table-row table:style-name="Таблица36.1">
          <table:table-cell table:style-name="Таблица36.A2" office:value-type="string">
            <text:p text:style-name="P26">0х0<text:span text:style-name="T2">D</text:span></text:p>
          </table:table-cell>
          <table:table-cell table:style-name="Таблица36.B2" office:value-type="string">
            <text:p text:style-name="P33">«Прозвонка»</text:p>
          </table:table-cell>
        </table:table-row>
        <table:table-row table:style-name="Таблица36.1">
          <table:table-cell table:style-name="Таблица36.A2" office:value-type="string">
            <text:p text:style-name="P26">0<text:span text:style-name="T2">x</text:span>0<text:span text:style-name="T2">E</text:span></text:p>
          </table:table-cell>
          <table:table-cell table:style-name="Таблица36.B2" office:value-type="string">
            <text:p text:style-name="P33">Измерение частоты</text:p>
          </table:table-cell>
        </table:table-row>
        <table:table-row table:style-name="Таблица36.1">
          <table:table-cell table:style-name="Таблица36.A2" office:value-type="string">
            <text:p text:style-name="P26">0<text:span text:style-name="T2">x</text:span>0<text:span text:style-name="T2">F</text:span></text:p>
          </table:table-cell>
          <table:table-cell table:style-name="Таблица36.B2" office:value-type="string">
            <text:p text:style-name="P33">Измерение активной мощности</text:p>
          </table:table-cell>
        </table:table-row>
        <table:table-row table:style-name="Таблица36.1">
          <table:table-cell table:style-name="Таблица36.A2" office:value-type="string">
            <text:p text:style-name="P27">0x10</text:p>
          </table:table-cell>
          <table:table-cell table:style-name="Таблица36.B2" office:value-type="string">
            <text:p text:style-name="P33">Измерение реактивной мощности</text:p>
          </table:table-cell>
        </table:table-row>
        <table:table-row table:style-name="Таблица36.1">
          <table:table-cell table:style-name="Таблица36.A2" office:value-type="string">
            <text:p text:style-name="P27">0x11</text:p>
          </table:table-cell>
          <table:table-cell table:style-name="Таблица36.B2" office:value-type="string">
            <text:p text:style-name="P33">Измерение полной мощности</text:p>
          </table:table-cell>
        </table:table-row>
        <table:table-row table:style-name="Таблица36.1">
          <table:table-cell table:style-name="Таблица36.A2" office:value-type="string">
            <text:p text:style-name="P26">0<text:span text:style-name="T2">x</text:span>12</text:p>
          </table:table-cell>
          <table:table-cell table:style-name="Таблица36.B2" office:value-type="string">
            <text:p text:style-name="P33">Измерение коэффициента<text:span text:style-name="T2"> </text:span>мощности</text:p>
          </table:table-cell>
        </table:table-row>
      </table:table>
      <text:p text:style-name="P57">Формат поля данных при запросе измерения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F" table:number-columns-repeated="2"/>
        <table:table-column table:style-name="Таблица37.H"/>
        <table:table-row table:style-name="Таблица37.1">
          <table:table-cell table:style-name="Таблица37.A1" table:number-columns-spanned="8" office:value-type="string">
            <text:p text:style-name="P26">1 бай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2">
          <table:table-cell table:style-name="Таблица37.A2" table:number-columns-spanned="2" office:value-type="string">
            <text:p text:style-name="P26">Тип удержания</text:p>
          </table:table-cell>
          <table:covered-table-cell/>
          <table:table-cell table:style-name="Таблица37.A2" table:number-columns-spanned="2" office:value-type="string">
            <text:p text:style-name="P26">Тип отклонения.</text:p>
          </table:table-cell>
          <table:covered-table-cell/>
          <table:table-cell table:style-name="Таблица37.A2" office:value-type="string">
            <text:p text:style-name="P26">АВП*</text:p>
          </table:table-cell>
          <table:table-cell table:style-name="Таблица37.A1" table:number-columns-spanned="3" office:value-type="string">
            <text:p text:style-name="P26">Предел</text:p>
          </table:table-cell>
          <table:covered-table-cell/>
          <table:covered-table-cell/>
        </table:table-row>
        <table:table-row table:style-name="Таблица37.2">
          <table:table-cell table:style-name="Таблица37.A2" office:value-type="string">
            <text:p text:style-name="P26">7</text:p>
          </table:table-cell>
          <table:table-cell table:style-name="Таблица37.A2" office:value-type="string">
            <text:p text:style-name="P26">6</text:p>
          </table:table-cell>
          <table:table-cell table:style-name="Таблица37.A2" office:value-type="string">
            <text:p text:style-name="P26">5</text:p>
          </table:table-cell>
          <table:table-cell table:style-name="Таблица37.A2" office:value-type="string">
            <text:p text:style-name="P26">4</text:p>
          </table:table-cell>
          <table:table-cell table:style-name="Таблица37.A2" office:value-type="string">
            <text:p text:style-name="P26">3</text:p>
          </table:table-cell>
          <table:table-cell table:style-name="Таблица37.A2" office:value-type="string">
            <text:p text:style-name="P26">2</text:p>
          </table:table-cell>
          <table:table-cell table:style-name="Таблица37.A2" office:value-type="string">
            <text:p text:style-name="P26">1</text:p>
          </table:table-cell>
          <table:table-cell table:style-name="Таблица37.A1" office:value-type="string">
            <text:p text:style-name="P26">0</text:p>
          </table:table-cell>
        </table:table-row>
      </table:table>
      <text:p text:style-name="P38">*АВП – автоматический выбор пределов. Если этот бит установлен в «1», <text:s/>АВП включен и 3 младших бита игнорируются. </text:p>
      <text:p text:style-name="P49">Удержание показаний:</text:p>
      <table:table table:name="Таблица38" table:style-name="Таблица38">
        <table:table-column table:style-name="Таблица38.A"/>
        <table:table-column table:style-name="Таблица38.B"/>
        <table:table-row table:style-name="Таблица38.1">
          <table:table-cell table:style-name="Таблица38.A1" office:value-type="string">
            <text:p text:style-name="P26">Код<text:span text:style-name="T2">, hex</text:span></text:p>
          </table:table-cell>
          <table:table-cell table:style-name="Таблица38.B1" office:value-type="string">
            <text:p text:style-name="P26">Тип удержания</text:p>
          </table:table-cell>
        </table:table-row>
        <table:table-row table:style-name="Таблица38.1">
          <table:table-cell table:style-name="Таблица38.A1" office:value-type="string">
            <text:p text:style-name="P26">0</text:p>
          </table:table-cell>
          <table:table-cell table:style-name="Таблица38.B1" office:value-type="string">
            <text:p text:style-name="P26">Удержания нет</text:p>
          </table:table-cell>
        </table:table-row>
        <table:table-row table:style-name="Таблица38.1">
          <table:table-cell table:style-name="Таблица38.A1" office:value-type="string">
            <text:p text:style-name="P26">1</text:p>
          </table:table-cell>
          <table:table-cell table:style-name="Таблица38.B1" office:value-type="string">
            <text:p text:style-name="P26">Удержание текущего значения</text:p>
          </table:table-cell>
        </table:table-row>
        <table:table-row table:style-name="Таблица38.1">
          <table:table-cell table:style-name="Таблица38.A1" office:value-type="string">
            <text:p text:style-name="P26">2</text:p>
          </table:table-cell>
          <table:table-cell table:style-name="Таблица38.B1" office:value-type="string">
            <text:p text:style-name="P26">Удержание минимального значения</text:p>
          </table:table-cell>
        </table:table-row>
        <table:table-row table:style-name="Таблица38.1">
          <table:table-cell table:style-name="Таблица38.A1" office:value-type="string">
            <text:p text:style-name="P26">3</text:p>
          </table:table-cell>
          <table:table-cell table:style-name="Таблица38.B1" office:value-type="string">
            <text:p text:style-name="P26">Удержание максимального значения</text:p>
          </table:table-cell>
        </table:table-row>
      </table:table>
      <text:p text:style-name="P45">Вычисление отклонения:</text:p>
      <table:table table:name="Таблица39" table:style-name="Таблица39">
        <table:table-column table:style-name="Таблица39.A"/>
        <table:table-column table:style-name="Таблица39.B"/>
        <table:table-row table:style-name="Таблица39.1">
          <table:table-cell table:style-name="Таблица39.A1" office:value-type="string">
            <text:p text:style-name="P26">Код, <text:span text:style-name="T2">hex</text:span></text:p>
          </table:table-cell>
          <table:table-cell table:style-name="Таблица39.B1" office:value-type="string">
            <text:p text:style-name="P26">Тип вычисления отклонения</text:p>
          </table:table-cell>
        </table:table-row>
        <table:table-row table:style-name="Таблица39.1">
          <table:table-cell table:style-name="Таблица39.A1" office:value-type="string">
            <text:p text:style-name="P26">0</text:p>
          </table:table-cell>
          <table:table-cell table:style-name="Таблица39.B1" office:value-type="string">
            <text:p text:style-name="P26">Вычисление не производится</text:p>
          </table:table-cell>
        </table:table-row>
        <table:table-row table:style-name="Таблица39.1">
          <table:table-cell table:style-name="Таблица39.A1" office:value-type="string">
            <text:p text:style-name="P26">1</text:p>
          </table:table-cell>
          <table:table-cell table:style-name="Таблица39.B1" office:value-type="string">
            <text:p text:style-name="P26">Вычисление абсолютного отклонения</text:p>
          </table:table-cell>
        </table:table-row>
        <table:table-row table:style-name="Таблица39.1">
          <table:table-cell table:style-name="Таблица39.A1" office:value-type="string">
            <text:p text:style-name="P26">2</text:p>
          </table:table-cell>
          <table:table-cell table:style-name="Таблица39.B1" office:value-type="string">
            <text:p text:style-name="P26">Вычисление относительного отклонения в %</text:p>
          </table:table-cell>
        </table:table-row>
      </table:table>
      <text:p text:style-name="P51">Значение кода предела измерения зависит от выбранного режима измерения.</text:p>
      <text:p text:style-name="P33"/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row table:style-name="Таблица40.1">
          <table:table-cell table:style-name="Таблица40.A1" office:value-type="string">
            <text:p text:style-name="P58">Режим измерения</text:p>
            <text:p text:style-name="P33"/>
            <text:p text:style-name="P33">Код предела</text:p>
          </table:table-cell>
          <table:table-cell table:style-name="Таблица40.A1" office:value-type="string">
            <text:p text:style-name="P26">Напряжение постоянного или переменного тока (0х06, 0х07)</text:p>
          </table:table-cell>
          <table:table-cell table:style-name="Таблица40.A1" office:value-type="string">
            <text:p text:style-name="P26">Сила постоянного тока (0х08)</text:p>
          </table:table-cell>
          <table:table-cell table:style-name="Таблица40.A1" office:value-type="string">
            <text:p text:style-name="P26">Сила переменного тока (0х09)</text:p>
          </table:table-cell>
          <table:table-cell table:style-name="Таблица40.E1" office:value-type="string">
            <text:p text:style-name="P26">Сопротивление постоянному току (0х0А)</text:p>
          </table:table-cell>
        </table:table-row>
        <table:table-row table:style-name="Таблица40.2">
          <table:table-cell table:style-name="Таблица40.A1" office:value-type="string">
            <text:p text:style-name="P26">0</text:p>
          </table:table-cell>
          <table:table-cell table:style-name="Таблица40.A1" office:value-type="string">
            <text:p text:style-name="P26">«200 мВ»</text:p>
          </table:table-cell>
          <table:table-cell table:style-name="Таблица40.A1" office:value-type="string">
            <text:p text:style-name="P26">«200 мкА»</text:p>
          </table:table-cell>
          <table:table-cell table:style-name="Таблица40.A1" office:value-type="string">
            <text:p text:style-name="P26">н.д.*</text:p>
          </table:table-cell>
          <table:table-cell table:style-name="Таблица40.E1" office:value-type="string">
            <text:p text:style-name="P26">«200 Ом»</text:p>
          </table:table-cell>
        </table:table-row>
        <table:table-row table:style-name="Таблица40.2">
          <table:table-cell table:style-name="Таблица40.A1" office:value-type="string">
            <text:p text:style-name="P26">1</text:p>
          </table:table-cell>
          <table:table-cell table:style-name="Таблица40.A1" office:value-type="string">
            <text:p text:style-name="P26">«2 В»</text:p>
          </table:table-cell>
          <table:table-cell table:style-name="Таблица40.A1" office:value-type="string">
            <text:p text:style-name="P26">«2 мА»</text:p>
          </table:table-cell>
          <table:table-cell table:style-name="Таблица40.A1" office:value-type="string">
            <text:p text:style-name="P26">«2 мА»</text:p>
          </table:table-cell>
          <table:table-cell table:style-name="Таблица40.E1" office:value-type="string">
            <text:p text:style-name="P26">«2 кОм»</text:p>
          </table:table-cell>
        </table:table-row>
        <table:table-row table:style-name="Таблица40.2">
          <table:table-cell table:style-name="Таблица40.A1" office:value-type="string">
            <text:p text:style-name="P26">2</text:p>
          </table:table-cell>
          <table:table-cell table:style-name="Таблица40.A1" office:value-type="string">
            <text:p text:style-name="P26">«20 В»</text:p>
          </table:table-cell>
          <table:table-cell table:style-name="Таблица40.A1" office:value-type="string">
            <text:p text:style-name="P26">«20 мА»</text:p>
          </table:table-cell>
          <table:table-cell table:style-name="Таблица40.A1" office:value-type="string">
            <text:p text:style-name="P26">«20 мА»</text:p>
          </table:table-cell>
          <table:table-cell table:style-name="Таблица40.E1" office:value-type="string">
            <text:p text:style-name="P26">«20 кОм»</text:p>
          </table:table-cell>
        </table:table-row>
        <table:table-row table:style-name="Таблица40.2">
          <table:table-cell table:style-name="Таблица40.A1" office:value-type="string">
            <text:p text:style-name="P26">3</text:p>
          </table:table-cell>
          <table:table-cell table:style-name="Таблица40.A1" office:value-type="string">
            <text:p text:style-name="P26">«200 В»</text:p>
          </table:table-cell>
          <table:table-cell table:style-name="Таблица40.A1" office:value-type="string">
            <text:p text:style-name="P26">«200 мА»</text:p>
          </table:table-cell>
          <table:table-cell table:style-name="Таблица40.A1" office:value-type="string">
            <text:p text:style-name="P26">«200 мА»</text:p>
          </table:table-cell>
          <table:table-cell table:style-name="Таблица40.E1" office:value-type="string">
            <text:p text:style-name="P26">«200 кОм»</text:p>
          </table:table-cell>
        </table:table-row>
        <table:table-row table:style-name="Таблица40.2">
          <table:table-cell table:style-name="Таблица40.A1" office:value-type="string">
            <text:p text:style-name="P26">4</text:p>
          </table:table-cell>
          <table:table-cell table:style-name="Таблица40.A1" office:value-type="string">
            <text:p text:style-name="P26">«1000 В»</text:p>
          </table:table-cell>
          <table:table-cell table:style-name="Таблица40.A1" office:value-type="string">
            <text:p text:style-name="P26">«2000 мА»</text:p>
          </table:table-cell>
          <table:table-cell table:style-name="Таблица40.A1" office:value-type="string">
            <text:p text:style-name="P26">«2000 мА»</text:p>
          </table:table-cell>
          <table:table-cell table:style-name="Таблица40.E1" office:value-type="string">
            <text:p text:style-name="P26">«2 МОм»</text:p>
          </table:table-cell>
        </table:table-row>
        <table:table-row table:style-name="Таблица40.2">
          <table:table-cell table:style-name="Таблица40.A1" office:value-type="string">
            <text:p text:style-name="P26">5</text:p>
          </table:table-cell>
          <table:table-cell table:style-name="Таблица40.A1" office:value-type="string">
            <text:p text:style-name="P26">н.д*.</text:p>
          </table:table-cell>
          <table:table-cell table:style-name="Таблица40.A1" office:value-type="string">
            <text:p text:style-name="P26">«20 А»</text:p>
          </table:table-cell>
          <table:table-cell table:style-name="Таблица40.A1" office:value-type="string">
            <text:p text:style-name="P26">«20 А»</text:p>
          </table:table-cell>
          <table:table-cell table:style-name="Таблица40.E1" office:value-type="string">
            <text:p text:style-name="P26">н.д.*</text:p>
          </table:table-cell>
        </table:table-row>
      </table:table>
      <text:p text:style-name="P38">*н.д. – недоступно. При попытке указать такой предел измерения, прибор вернет ошибку.</text:p>
      <text:p text:style-name="P35">Режимы измерения с кодами команд <text:span text:style-name="T2">c</text:span> 0<text:span text:style-name="T2">x</text:span>0<text:span text:style-name="T2">B</text:span> по 0<text:span text:style-name="T2">x</text:span>12 включительно не имеют пределов измерения. Младшие 4 бита игнорируются. АВП всегда включен.</text:p>
      <text:p text:style-name="P60">Нормальный ответ на запрос измерения</text:p>
      <table:table table:name="Таблица41" table:style-name="Таблица41">
        <table:table-column table:style-name="Таблица41.A"/>
        <table:table-column table:style-name="Таблица41.B" table:number-columns-repeated="2"/>
        <table:table-column table:style-name="Таблица41.D"/>
        <table:table-column table:style-name="Таблица41.E"/>
        <table:table-row table:style-name="Таблица41.1">
          <table:table-cell table:style-name="Таблица41.A1" office:value-type="string">
            <text:p text:style-name="P26">Адрес</text:p>
          </table:table-cell>
          <table:table-cell table:style-name="Таблица41.A1" office:value-type="string">
            <text:p text:style-name="P26">Код команды</text:p>
          </table:table-cell>
          <table:table-cell table:style-name="Таблица41.A1" office:value-type="string">
            <text:p text:style-name="P26">Счетчик <text:s text:c="5"/>данных</text:p>
          </table:table-cell>
          <table:table-cell table:style-name="Таблица41.D1" office:value-type="string">
            <text:p text:style-name="P26">Поле данных</text:p>
          </table:table-cell>
          <table:table-cell table:style-name="Таблица41.E1" office:value-type="string">
            <text:p text:style-name="P26">Контрольная сумма</text:p>
          </table:table-cell>
        </table:table-row>
        <table:table-row table:style-name="Таблица41.2">
          <table:table-cell table:style-name="Таблица41.D1" office:value-type="string">
            <text:p text:style-name="P27">00XX*</text:p>
          </table:table-cell>
          <table:table-cell table:style-name="Таблица41.D1" office:value-type="string">
            <text:p text:style-name="P26">ХХ</text:p>
          </table:table-cell>
          <table:table-cell table:style-name="Таблица41.D1" office:value-type="string">
            <text:p text:style-name="P27">09</text:p>
          </table:table-cell>
          <table:table-cell table:style-name="Таблица41.D1" office:value-type="string">
            <text:p text:style-name="P26">см. ниже</text:p>
          </table:table-cell>
          <table:table-cell table:style-name="Таблица41.E2" office:value-type="string">
            <text:p text:style-name="P26"><text:span text:style-name="T2">XXXX</text:span>**</text:p>
          </table:table-cell>
        </table:table-row>
      </table:table>
      <text:p text:style-name="P33"/>
      <text:p text:style-name="P35">Поле данных нормального ответа содержит результат измерений в формате строки (7 символов). Если какой-то из символов отсутствует на дисплее прибора, он заменяется пробелом.</text:p>
      <text:p text:style-name="P60">8-й байт содержит значение предела измерения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C"/>
        <table:table-column table:style-name="Таблица42.E"/>
        <table:table-column table:style-name="Таблица42.H"/>
        <table:table-row table:style-name="Таблица42.1">
          <table:table-cell table:style-name="Таблица42.A1" table:number-columns-spanned="8" office:value-type="string">
            <text:p text:style-name="P26">1 бай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1">
          <table:table-cell table:style-name="Таблица42.A2" table:number-columns-spanned="4" office:value-type="string">
            <text:p text:style-name="P26">Зарезервировано</text:p>
          </table:table-cell>
          <table:covered-table-cell/>
          <table:covered-table-cell/>
          <table:covered-table-cell/>
          <table:table-cell table:style-name="Таблица42.A2" office:value-type="string">
            <text:p text:style-name="P26">АВП</text:p>
          </table:table-cell>
          <table:table-cell table:style-name="Таблица42.A1" table:number-columns-spanned="3" office:value-type="string">
            <text:p text:style-name="P26">Предел</text:p>
          </table:table-cell>
          <table:covered-table-cell/>
          <table:covered-table-cell/>
        </table:table-row>
        <table:table-row table:style-name="Таблица42.3">
          <table:table-cell table:style-name="Таблица42.A2" office:value-type="string">
            <text:p text:style-name="P26">7</text:p>
          </table:table-cell>
          <table:table-cell table:style-name="Таблица42.A2" office:value-type="string">
            <text:p text:style-name="P26">6</text:p>
          </table:table-cell>
          <table:table-cell table:style-name="Таблица42.A2" office:value-type="string">
            <text:p text:style-name="P26">5</text:p>
          </table:table-cell>
          <table:table-cell table:style-name="Таблица42.A2" office:value-type="string">
            <text:p text:style-name="P26">4</text:p>
          </table:table-cell>
          <table:table-cell table:style-name="Таблица42.A2" office:value-type="string">
            <text:p text:style-name="P26">3</text:p>
          </table:table-cell>
          <table:table-cell table:style-name="Таблица42.A2" office:value-type="string">
            <text:p text:style-name="P26">2</text:p>
          </table:table-cell>
          <table:table-cell table:style-name="Таблица42.A2" office:value-type="string">
            <text:p text:style-name="P26">1</text:p>
          </table:table-cell>
          <table:table-cell table:style-name="Таблица42.A1" office:value-type="string">
            <text:p text:style-name="P26">0</text:p>
          </table:table-cell>
        </table:table-row>
      </table:table>
      <text:p text:style-name="P47"/>
      <text:p text:style-name="P33">9-й байт содержит значение типа удержания показаний и типа вычисления отклонения.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C"/>
        <table:table-column table:style-name="Таблица43.D"/>
        <table:table-column table:style-name="Таблица43.C"/>
        <table:table-column table:style-name="Таблица43.H"/>
        <table:table-row table:style-name="Таблица43.1">
          <table:table-cell table:style-name="Таблица43.A1" table:number-columns-spanned="8" office:value-type="string">
            <text:p text:style-name="P26">1 бай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1">
          <table:table-cell table:style-name="Таблица43.A2" table:number-columns-spanned="4" office:value-type="string">
            <text:p text:style-name="P26">Зарезервировано</text:p>
          </table:table-cell>
          <table:covered-table-cell/>
          <table:covered-table-cell/>
          <table:covered-table-cell/>
          <table:table-cell table:style-name="Таблица43.A2" table:number-columns-spanned="2" office:value-type="string">
            <text:p text:style-name="P26">Тип удержания</text:p>
          </table:table-cell>
          <table:covered-table-cell/>
          <table:table-cell table:style-name="Таблица43.A1" table:number-columns-spanned="2" office:value-type="string">
            <text:p text:style-name="P26">Тип отклонения</text:p>
          </table:table-cell>
          <table:covered-table-cell/>
        </table:table-row>
        <table:table-row table:style-name="Таблица43.3">
          <table:table-cell table:style-name="Таблица43.A2" office:value-type="string">
            <text:p text:style-name="P26">7</text:p>
          </table:table-cell>
          <table:table-cell table:style-name="Таблица43.A2" office:value-type="string">
            <text:p text:style-name="P26">6</text:p>
          </table:table-cell>
          <table:table-cell table:style-name="Таблица43.A2" office:value-type="string">
            <text:p text:style-name="P26">5</text:p>
          </table:table-cell>
          <table:table-cell table:style-name="Таблица43.A2" office:value-type="string">
            <text:p text:style-name="P26">4</text:p>
          </table:table-cell>
          <table:table-cell table:style-name="Таблица43.A2" office:value-type="string">
            <text:p text:style-name="P26">3</text:p>
          </table:table-cell>
          <table:table-cell table:style-name="Таблица43.A2" office:value-type="string">
            <text:p text:style-name="P26">2</text:p>
          </table:table-cell>
          <table:table-cell table:style-name="Таблица43.A2" office:value-type="string">
            <text:p text:style-name="P26">1</text:p>
          </table:table-cell>
          <table:table-cell table:style-name="Таблица43.A1" office:value-type="string">
            <text:p text:style-name="P26">0</text:p>
          </table:table-cell>
        </table:table-row>
      </table:table>
      <text:p text:style-name="P33"/>
      <text:p text:style-name="P33">Ответ на запрос измерения в случае ошибки:</text:p>
      <table:table table:name="Таблица44" table:style-name="Таблица44">
        <table:table-column table:style-name="Таблица44.A"/>
        <table:table-column table:style-name="Таблица44.B" table:number-columns-repeated="2"/>
        <table:table-column table:style-name="Таблица44.D"/>
        <table:table-column table:style-name="Таблица44.E"/>
        <table:table-row table:style-name="Таблица44.1">
          <table:table-cell table:style-name="Таблица44.A1" office:value-type="string">
            <text:p text:style-name="P26">Адрес<text:span text:style-name="T2">, hex</text:span></text:p>
          </table:table-cell>
          <table:table-cell table:style-name="Таблица44.A1" office:value-type="string">
            <text:p text:style-name="P26">Код команды<text:span text:style-name="T2">, hex</text:span></text:p>
          </table:table-cell>
          <table:table-cell table:style-name="Таблица44.A1" office:value-type="string">
            <text:p text:style-name="P26">Счетчик <text:s text:c="5"/>данных<text:span text:style-name="T2">, hex</text:span></text:p>
          </table:table-cell>
          <table:table-cell table:style-name="Таблица44.D1" office:value-type="string">
            <text:p text:style-name="P26">Поле данных (код ошибки), <text:span text:style-name="T2">hex</text:span></text:p>
          </table:table-cell>
          <table:table-cell table:style-name="Таблица44.E1" office:value-type="string">
            <text:p text:style-name="P26">Контрольная сумма<text:span text:style-name="T2">, hex</text:span></text:p>
          </table:table-cell>
        </table:table-row>
        <table:table-row table:style-name="Таблица44.2">
          <table:table-cell table:style-name="Таблица44.D1" office:value-type="string">
            <text:p text:style-name="P27">00XX*</text:p>
          </table:table-cell>
          <table:table-cell table:style-name="Таблица44.D1" office:value-type="string">
            <text:p text:style-name="P26"><text:span text:style-name="T2">8</text:span>6...92</text:p>
          </table:table-cell>
          <table:table-cell table:style-name="Таблица44.D1" office:value-type="string">
            <text:p text:style-name="P27">01</text:p>
          </table:table-cell>
          <table:table-cell table:style-name="Таблица44.D1" office:value-type="string">
            <text:p text:style-name="P27">XX***</text:p>
          </table:table-cell>
          <table:table-cell table:style-name="Таблица44.E2" office:value-type="string">
            <text:p text:style-name="P27">XXXX**</text:p>
          </table:table-cell>
        </table:table-row>
      </table:table>
      <text:list xml:id="list114058017335952" text:continue-numbering="true" text:style-name="WW8Num2">
        <text:list-item>
          <text:h text:style-name="P23" text:outline-level="1">А.7 Работа с аккумуляторной батареей (АКБ) (0х18…0х20)</text:h>
        </text:list-item>
      </text:list>
      <text:p text:style-name="P49">Запрос: </text:p>
      <table:table table:name="Таблица45" table:style-name="Таблица45">
        <table:table-column table:style-name="Таблица45.A"/>
        <table:table-column table:style-name="Таблица45.B" table:number-columns-repeated="2"/>
        <table:table-column table:style-name="Таблица45.D"/>
        <table:table-row table:style-name="Таблица45.1">
          <table:table-cell table:style-name="Таблица45.A1" office:value-type="string">
            <text:p text:style-name="P26">Адрес</text:p>
          </table:table-cell>
          <table:table-cell table:style-name="Таблица45.A1" office:value-type="string">
            <text:p text:style-name="P26">Код команды</text:p>
          </table:table-cell>
          <table:table-cell table:style-name="Таблица45.A1" office:value-type="string">
            <text:p text:style-name="P26">Счетчик <text:s text:c="5"/>данных</text:p>
          </table:table-cell>
          <table:table-cell table:style-name="Таблица45.D1" office:value-type="string">
            <text:p text:style-name="P26">Контрольная сумма</text:p>
          </table:table-cell>
        </table:table-row>
        <table:table-row table:style-name="Таблица45.2">
          <table:table-cell table:style-name="Таблица45.A2" office:value-type="string">
            <text:p text:style-name="P27">00XX*</text:p>
          </table:table-cell>
          <table:table-cell table:style-name="Таблица45.A2" office:value-type="string">
            <text:p text:style-name="P26">ХХ</text:p>
          </table:table-cell>
          <table:table-cell table:style-name="Таблица45.A2" office:value-type="string">
            <text:p text:style-name="P26"><text:span text:style-name="T2">0</text:span>0</text:p>
          </table:table-cell>
          <table:table-cell table:style-name="Таблица45.D2" office:value-type="string">
            <text:p text:style-name="P27">XXXX**</text:p>
          </table:table-cell>
        </table:table-row>
      </table:table>
      <text:p text:style-name="P55">Коды команд:</text:p>
      <table:table table:name="Таблица46" table:style-name="Таблица46">
        <table:table-column table:style-name="Таблица46.A"/>
        <table:table-column table:style-name="Таблица46.B"/>
        <table:table-row table:style-name="Таблица46.1">
          <table:table-cell table:style-name="Таблица46.A1" office:value-type="string">
            <text:p text:style-name="P30">Код команды</text:p>
          </table:table-cell>
          <table:table-cell table:style-name="Таблица46.B1" office:value-type="string">
            <text:p text:style-name="P30">Действие</text:p>
          </table:table-cell>
        </table:table-row>
        <table:table-row table:style-name="Таблица46.1">
          <table:table-cell table:style-name="Таблица46.A1" office:value-type="string">
            <text:p text:style-name="P30">0<text:span text:style-name="T2">x</text:span>18</text:p>
          </table:table-cell>
          <table:table-cell table:style-name="Таблица46.B1" office:value-type="string">
            <text:p text:style-name="P30">Включение режима заряда АКБ</text:p>
          </table:table-cell>
        </table:table-row>
        <table:table-row table:style-name="Таблица46.1">
          <table:table-cell table:style-name="Таблица46.A1" office:value-type="string">
            <text:p text:style-name="P30">0х19</text:p>
          </table:table-cell>
          <table:table-cell table:style-name="Таблица46.B1" office:value-type="string">
            <text:p text:style-name="P30">Выключение режима заряда АКБ</text:p>
          </table:table-cell>
        </table:table-row>
        <table:table-row table:style-name="Таблица46.1">
          <table:table-cell table:style-name="Таблица46.A1" office:value-type="string">
            <text:p text:style-name="P30">0<text:span text:style-name="T2">x</text:span>1А</text:p>
          </table:table-cell>
          <table:table-cell table:style-name="Таблица46.B1" office:value-type="string">
            <text:p text:style-name="P30">Запрос параметров заряда АКБ</text:p>
          </table:table-cell>
        </table:table-row>
      </table:table>
      <text:p text:style-name="P55">Нормальный ответ на команды 0х18 и 0х19:</text:p>
      <table:table table:name="Таблица47" table:style-name="Таблица47">
        <table:table-column table:style-name="Таблица47.A"/>
        <table:table-column table:style-name="Таблица47.B" table:number-columns-repeated="2"/>
        <table:table-column table:style-name="Таблица47.D"/>
        <table:table-row table:style-name="Таблица47.1">
          <table:table-cell table:style-name="Таблица47.A1" office:value-type="string">
            <text:p text:style-name="P26">Адрес</text:p>
          </table:table-cell>
          <table:table-cell table:style-name="Таблица47.A1" office:value-type="string">
            <text:p text:style-name="P26">Код команды</text:p>
          </table:table-cell>
          <table:table-cell table:style-name="Таблица47.A1" office:value-type="string">
            <text:p text:style-name="P26">Счетчик <text:s text:c="5"/>данных</text:p>
          </table:table-cell>
          <table:table-cell table:style-name="Таблица47.D1" office:value-type="string">
            <text:p text:style-name="P26">Контрольная сумма</text:p>
          </table:table-cell>
        </table:table-row>
        <table:table-row table:style-name="Таблица47.2">
          <table:table-cell table:style-name="Таблица47.A2" office:value-type="string">
            <text:p text:style-name="P27">00XX*</text:p>
          </table:table-cell>
          <table:table-cell table:style-name="Таблица47.A2" office:value-type="string">
            <text:p text:style-name="P26">0х18(0х19)</text:p>
          </table:table-cell>
          <table:table-cell table:style-name="Таблица47.A2" office:value-type="string">
            <text:p text:style-name="P26"><text:span text:style-name="T2">0</text:span>0</text:p>
          </table:table-cell>
          <table:table-cell table:style-name="Таблица47.D2" office:value-type="string">
            <text:p text:style-name="P27">XXXX**</text:p>
          </table:table-cell>
        </table:table-row>
      </table:table>
      <text:p text:style-name="P59">Нормальный ответ на запрос команды 0х1А</text:p>
      <table:table table:name="Таблица48" table:style-name="Таблица48">
        <table:table-column table:style-name="Таблица48.A"/>
        <table:table-column table:style-name="Таблица48.B" table:number-columns-repeated="2"/>
        <table:table-column table:style-name="Таблица48.D"/>
        <table:table-column table:style-name="Таблица48.E"/>
        <table:table-row table:style-name="Таблица48.1">
          <table:table-cell table:style-name="Таблица48.A1" office:value-type="string">
            <text:p text:style-name="P26">Адрес</text:p>
          </table:table-cell>
          <table:table-cell table:style-name="Таблица48.A1" office:value-type="string">
            <text:p text:style-name="P26">Код команды</text:p>
          </table:table-cell>
          <table:table-cell table:style-name="Таблица48.A1" office:value-type="string">
            <text:p text:style-name="P26">Счетчик <text:s text:c="5"/>данных</text:p>
          </table:table-cell>
          <table:table-cell table:style-name="Таблица48.D1" office:value-type="string">
            <text:p text:style-name="P26">Поле данных</text:p>
          </table:table-cell>
          <table:table-cell table:style-name="Таблица48.E1" office:value-type="string">
            <text:p text:style-name="P26">Контрольная сумма</text:p>
          </table:table-cell>
        </table:table-row>
        <table:table-row table:style-name="Таблица48.2">
          <table:table-cell table:style-name="Таблица48.D1" office:value-type="string">
            <text:p text:style-name="P27">00XX*</text:p>
          </table:table-cell>
          <table:table-cell table:style-name="Таблица48.D1" office:value-type="string">
            <text:p text:style-name="P26">ХХ</text:p>
          </table:table-cell>
          <table:table-cell table:style-name="Таблица48.D1" office:value-type="string">
            <text:p text:style-name="P26"><text:span text:style-name="T2">0</text:span>4</text:p>
          </table:table-cell>
          <table:table-cell table:style-name="Таблица48.D1" office:value-type="string">
            <text:p text:style-name="P26">см. ниже.</text:p>
          </table:table-cell>
          <table:table-cell table:style-name="Таблица48.E2" office:value-type="string">
            <text:p text:style-name="P26"><text:span text:style-name="T2">XXXX</text:span>**</text:p>
          </table:table-cell>
        </table:table-row>
      </table:table>
      <text:p text:style-name="P52">Поле данных нормального ответа на запрос команды 0х1А</text:p>
      <text:list xml:id="list114059521115568" text:continue-numbering="true" text:style-name="WW8Num2">
        <text:list-item>
          <text:list>
            <text:list-item>
              <text:h text:style-name="P20" text:outline-level="2"><draw:frame draw:style-name="fr1" draw:name="Врезка13" text:anchor-type="char" svg:x="-0.199cm" svg:y="0.296cm" svg:width="8.955cm" svg:height="1.021cm" draw:z-index="2"><draw:text-box><table:table table:name="Таблица49" table:style-name="Таблица49"><table:table-column table:style-name="Таблица49.A"/><table:table-column table:style-name="Таблица49.B"/><table:table-row table:style-name="Таблица49.1"><table:table-cell table:style-name="Таблица49.A1" office:value-type="string"><text:p text:style-name="P29">Ток заряда</text:p></table:table-cell><table:table-cell table:style-name="Таблица49.B1" office:value-type="string"><text:p text:style-name="P29">Напряжение на батарее</text:p></table:table-cell></table:table-row><table:table-row table:style-name="Таблица49.1"><table:table-cell table:style-name="Таблица49.A1" office:value-type="string"><text:p text:style-name="P29">2 байта </text:p></table:table-cell><table:table-cell table:style-name="Таблица49.B1" office:value-type="string"><text:p text:style-name="P29">2 байта </text:p></table:table-cell></table:table-row></table:table><text:p text:style-name="P31"><text:s/></text:p></draw:text-box></draw:frame></text:h>
            </text:list-item>
          </text:list>
        </text:list-item>
      </text:list>
      <text:p text:style-name="P50">Где ток заряда в «мА», напряжение на батарее в «мВ».</text:p>
      <text:p text:style-name="P37"><text:span text:style-name="T7">А.8</text:span> <text:span text:style-name="T7">Коды ошибок</text:span></text:p>
      <text:p text:style-name="P34">0х01 – Команда не опознана.</text:p>
      <text:p text:style-name="P34">0х02 – Ошибка <text:span text:style-name="T2">CRC</text:span>.</text:p>
      <text:p text:style-name="P34">0<text:span text:style-name="T2">x</text:span>03 – Значение в поле данных не является допустимым для данной команды.</text:p>
      <text:p text:style-name="P34">0х04 – Выполнение текущей команды прервано.</text:p>
      <text:p text:style-name="P34">0<text:span text:style-name="T2">x</text:span>05 – Зарезервировано.</text:p>
      <text:p text:style-name="P34">0х06 – Длина посылки меньше возможной.</text:p>
      <text:p text:style-name="P34">0х07 – Длина посылки больше допустимой.</text:p>
      <text:p text:style-name="P34">0х08 – Длина области данных не совпадает с указанной.</text:p>
      <text:p text:style-name="P34">0х09 – Удаленное управление не включено.</text:p>
      <text:p text:style-name="P34">0х0А – Ошибка записи во «<text:span text:style-name="T2">Flash</text:span>» память прибора.</text:p>
      <text:p text:style-name="P34">0х0В – Прибор занят зарядом АКБ.</text:p>
      <text:p text:style-name="P34">0х0С – Напряжение заряда выше допустимого.</text:p>
      <text:p text:style-name="P34">0х0<text:span text:style-name="T2">D</text:span> – Напряжение заряда ниже допустимого.</text:p>
      <text:p text:style-name="P34">0х0Е – Батарея не заряжаемая или неисправна.</text:p>
      <text:p text:style-name="P34">0х0<text:span text:style-name="T2">F</text:span> – Нагрузочная способность источника недостаточна для заряда.</text:p>
      <text:p text:style-name="P34">0х10 – Зарезервировано.</text:p>
      <text:p text:style-name="P34">0<text:span text:style-name="T2">x</text:span>11 – Величина, подаваемая на вход при калибровке, больше или меньше допустимой (± 25%).</text:p>
      <text:p text:style-name="P34">0<text:span text:style-name="T2">x</text:span>12 – Ошибка доступа к выполнению сервисной команды.<text:line-break/>0<text:span text:style-name="T2">x</text:span>13 – Перегрузка</text:p>
      <text:p text:style-name="P34">0<text:span text:style-name="T2">x</text:span>14 - Недостаточная частота или постоянное напряжение на входе.</text:p>
      <text:p text:style-name="P34">0х15 – Зарезервировано.</text:p>
      <text:p text:style-name="P34">0х16 – Режим заряда не включен.</text:p>
      <text:list xml:id="list114058021805586" text:continue-numbering="true" text:style-name="WW8Num2">
        <text:list-item>
          <text:h text:style-name="P22" text:outline-level="1"><text:soft-page-break/>А.9 Калибровка </text:h>
        </text:list-item>
      </text:list>
      <text:p text:style-name="P35">При калибровке нормальный ответ всегда совпадает с запросом.</text:p>
      <text:list xml:id="list114059788584070" text:continue-numbering="true" text:style-name="WW8Num2">
        <text:list-item>
          <text:list>
            <text:list-item>
              <text:h text:style-name="P17" text:outline-level="2">Общий формат указания пределов для каждого режима <text:s text:c="17"/></text:h>
            </text:list-item>
            <text:list-item>
              <text:h text:style-name="P12" text:outline-level="2">калибровки</text:h>
            </text:list-item>
          </text:list>
        </text:list-item>
      </text:list>
      <text:p text:style-name="P35">Напряжение постоянного и переменного тока: </text:p>
      <text:p text:style-name="P35">0 – 200 мВ</text:p>
      <text:p text:style-name="P35">1 – 2 В</text:p>
      <text:p text:style-name="P35">2 – 20 В</text:p>
      <text:p text:style-name="P35">3 – 200 В</text:p>
      <text:p text:style-name="P40">4 – 1000 В</text:p>
      <text:p text:style-name="P35">Сила постоянного и переменного тока:</text:p>
      <text:p text:style-name="P35">0 – 200 мкА (только для силы постоянного тока)</text:p>
      <text:p text:style-name="P35">1 – 2 мА</text:p>
      <text:p text:style-name="P35">2 – 20 мА</text:p>
      <text:p text:style-name="P35">3 – 200 мА</text:p>
      <text:p text:style-name="P35">4 – 2000 мА</text:p>
      <text:p text:style-name="P40">5 – 20 А</text:p>
      <text:p text:style-name="P35">Сопротивление:</text:p>
      <text:p text:style-name="P35">0 – 200 Ом</text:p>
      <text:p text:style-name="P35">1 – 2 кОм</text:p>
      <text:p text:style-name="P35">2 – 20 кОм</text:p>
      <text:p text:style-name="P35">3 – 200 кОм</text:p>
      <text:p text:style-name="P35">4 – 2 МОм</text:p>
      <text:list xml:id="list114057925421923" text:continue-numbering="true" text:style-name="WW8Num2">
        <text:list-item>
          <text:list>
            <text:list-item>
              <text:h text:style-name="P18" text:outline-level="2">Калибровка напряжения и силы переменного тока</text:h>
            </text:list-item>
          </text:list>
        </text:list-item>
      </text:list>
      <text:p text:style-name="P35">Команды:</text:p>
      <text:p text:style-name="P35">0<text:span text:style-name="T2">x</text:span>16 – <text:span text:style-name="T2">CAL</text:span>_<text:span text:style-name="T2">IAC</text:span> Калибровка переменного тока</text:p>
      <text:p text:style-name="P35">0х14 – <text:span text:style-name="T2">CAL</text:span>_<text:span text:style-name="T2">UAC</text:span> Калибровка переменного напряжения</text:p>
      <text:p text:style-name="P60">Формат поля данных запроса:</text:p>
      <table:table table:name="Таблица50" table:style-name="Таблица50">
        <table:table-column table:style-name="Таблица50.A"/>
        <table:table-column table:style-name="Таблица50.B"/>
        <table:table-row table:style-name="Таблица50.1">
          <table:table-cell table:style-name="Таблица50.A1" office:value-type="string">
            <text:p text:style-name="P26">Предел</text:p>
          </table:table-cell>
          <table:table-cell table:style-name="Таблица50.B1" office:value-type="string">
            <text:p text:style-name="P26">Шаг частоты</text:p>
          </table:table-cell>
        </table:table-row>
        <table:table-row table:style-name="Таблица50.1">
          <table:table-cell table:style-name="Таблица50.A1" office:value-type="string">
            <text:list xml:id="list7812894626906406229" text:style-name="WW8Num3">
              <text:list-item>
                <text:p text:style-name="P2">байт</text:p>
              </text:list-item>
            </text:list>
          </table:table-cell>
          <table:table-cell table:style-name="Таблица50.B1" office:value-type="string">
            <text:p text:style-name="P3">1 байт</text:p>
          </table:table-cell>
        </table:table-row>
      </table:table>
      <text:list xml:id="list114058437690909" text:continue-list="list114057925421923" text:style-name="WW8Num2">
        <text:list-item>
          <text:list>
            <text:list-item>
              <text:list>
                <text:list-item>
                  <text:h text:style-name="P6" text:outline-level="3">Общий формат указания шагов калибровки по частоте</text:h>
                </text:list-item>
              </text:list>
            </text:list-item>
          </text:list>
        </text:list-item>
      </text:list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row table:style-name="Таблица51.1">
          <table:table-cell table:style-name="Таблица51.A1" office:value-type="string">
            <text:p text:style-name="P61"><text:span text:style-name="T2">nn</text:span> шага </text:p>
            <text:p text:style-name="P61">калибровки по частоте</text:p>
          </table:table-cell>
          <table:table-cell table:style-name="Таблица51.A1" office:value-type="string">
            <text:p text:style-name="P62">Величина входного сигнала</text:p>
          </table:table-cell>
          <table:table-cell table:style-name="Таблица51.C1" office:value-type="string">
            <text:p text:style-name="P62">Частота входного сигнала</text:p>
          </table:table-cell>
        </table:table-row>
        <table:table-row table:style-name="Таблица51.1">
          <table:table-cell table:style-name="Таблица51.A1" office:value-type="string">
            <text:p text:style-name="P65">00</text:p>
          </table:table-cell>
          <table:table-cell table:style-name="Таблица51.A1" office:value-type="string">
            <text:p text:style-name="P63">10 % величины предела</text:p>
          </table:table-cell>
          <table:table-cell table:style-name="Таблица51.C1" table:number-rows-spanned="3" office:value-type="string">
            <text:p text:style-name="P62">20 Гц</text:p>
            <text:p text:style-name="P62"/>
          </table:table-cell>
        </table:table-row>
        <table:table-row table:style-name="Таблица51.1">
          <table:table-cell table:style-name="Таблица51.A1" office:value-type="string">
            <text:p text:style-name="P65">01</text:p>
          </table:table-cell>
          <table:table-cell table:style-name="Таблица51.A1" office:value-type="string">
            <text:p text:style-name="P63">100 % величины предела</text:p>
          </table:table-cell>
          <table:covered-table-cell/>
        </table:table-row>
        <table:table-row table:style-name="Таблица51.1">
          <table:table-cell table:style-name="Таблица51.A1" office:value-type="string">
            <text:p text:style-name="P65">02</text:p>
          </table:table-cell>
          <table:table-cell table:style-name="Таблица51.A1" office:value-type="string">
            <text:p text:style-name="P63">100 % величины калибруемого <text:s/>уровня</text:p>
          </table:table-cell>
          <table:covered-table-cell/>
        </table:table-row>
        <table:table-row table:style-name="Таблица51.1">
          <table:table-cell table:style-name="Таблица51.A1" office:value-type="string">
            <text:p text:style-name="P65">03</text:p>
          </table:table-cell>
          <table:table-cell table:style-name="Таблица51.A1" office:value-type="string">
            <text:p text:style-name="P63">100 % величины калибруемого <text:s/>уровня</text:p>
          </table:table-cell>
          <table:table-cell table:style-name="Таблица51.C1" office:value-type="string">
            <text:p text:style-name="P62">50 Гц</text:p>
          </table:table-cell>
        </table:table-row>
        <table:table-row table:style-name="Таблица51.1">
          <table:table-cell table:style-name="Таблица51.A1" office:value-type="string">
            <text:p text:style-name="P65">04-13</text:p>
          </table:table-cell>
          <table:table-cell table:style-name="Таблица51.A1" office:value-type="string">
            <text:p text:style-name="P63">100 % величины калибруемого <text:s/>уровня</text:p>
          </table:table-cell>
          <table:table-cell table:style-name="Таблица51.C1" office:value-type="string">
            <text:p text:style-name="P62">От 100 Гц до 1000 Гц c шагом 100 Гц</text:p>
          </table:table-cell>
        </table:table-row>
        <table:table-row table:style-name="Таблица51.1">
          <table:table-cell table:style-name="Таблица51.A1" office:value-type="string">
            <text:p text:style-name="P65">14-31</text:p>
          </table:table-cell>
          <table:table-cell table:style-name="Таблица51.A1" office:value-type="string">
            <text:p text:style-name="P63">100 % величины калибруемого <text:s/>уровня</text:p>
          </table:table-cell>
          <table:table-cell table:style-name="Таблица51.C1" office:value-type="string">
            <text:p text:style-name="P62">От 1,5 кГц до 10 кГц с шагом 500 Гц</text:p>
          </table:table-cell>
        </table:table-row>
        <table:table-row table:style-name="Таблица51.1">
          <table:table-cell table:style-name="Таблица51.A1" office:value-type="string">
            <text:p text:style-name="P33">32-49</text:p>
          </table:table-cell>
          <table:table-cell table:style-name="Таблица51.A1" office:value-type="string">
            <text:p text:style-name="P30">100 % величины калибруемого <text:s/>уровня</text:p>
          </table:table-cell>
          <table:table-cell table:style-name="Таблица51.C1" office:value-type="string">
            <text:p text:style-name="P26">От 15 кГц <text:s/>до 100 кГц с шагом 5 кГц</text:p>
          </table:table-cell>
        </table:table-row>
      </table:table>
      <text:p text:style-name="P33"><text:soft-page-break/></text:p>
      <text:p text:style-name="P40">Примечание – При калибровке напряжения переменного тока на пределе <text:s text:c="5"/>750 В и силы переменного тока на пределе 20 А на шагах калибровки по частоте «00» и «01» величина входного сигнала составляет 10% и 100 % соответственно от величины калибруемого уровня</text:p>
      <text:p text:style-name="P44">Величины калибруемых уровней:</text:p>
      <table:table table:name="Таблица52" table:style-name="Таблица52">
        <table:table-column table:style-name="Таблица52.A"/>
        <table:table-column table:style-name="Таблица52.B"/>
        <table:table-row table:style-name="Таблица52.1">
          <table:table-cell table:style-name="Таблица52.A1" office:value-type="string">
            <text:p text:style-name="P26">Предел</text:p>
          </table:table-cell>
          <table:table-cell table:style-name="Таблица52.B1" office:value-type="string">
            <text:p text:style-name="P26">Калибруемый уровень</text:p>
          </table:table-cell>
        </table:table-row>
        <table:table-row table:style-name="Таблица52.1">
          <table:table-cell table:style-name="Таблица52.B1" table:number-columns-spanned="2" office:value-type="string">
            <text:p text:style-name="P26">Напряжение переменного тока</text:p>
          </table:table-cell>
          <table:covered-table-cell/>
        </table:table-row>
        <table:table-row table:style-name="Таблица52.1">
          <table:table-cell table:style-name="Таблица52.A1" office:value-type="string">
            <text:p text:style-name="P26">200 мВ</text:p>
          </table:table-cell>
          <table:table-cell table:style-name="Таблица52.B1" office:value-type="string">
            <text:p text:style-name="P26">199 мВ</text:p>
          </table:table-cell>
        </table:table-row>
        <table:table-row table:style-name="Таблица52.1">
          <table:table-cell table:style-name="Таблица52.A1" office:value-type="string">
            <text:p text:style-name="P26">2 В</text:p>
          </table:table-cell>
          <table:table-cell table:style-name="Таблица52.B1" office:value-type="string">
            <text:p text:style-name="P26">1,99 В</text:p>
          </table:table-cell>
        </table:table-row>
        <table:table-row table:style-name="Таблица52.1">
          <table:table-cell table:style-name="Таблица52.A1" office:value-type="string">
            <text:p text:style-name="P26">20 В</text:p>
          </table:table-cell>
          <table:table-cell table:style-name="Таблица52.B1" office:value-type="string">
            <text:p text:style-name="P26">19,9 В</text:p>
          </table:table-cell>
        </table:table-row>
        <table:table-row table:style-name="Таблица52.1">
          <table:table-cell table:style-name="Таблица52.A1" office:value-type="string">
            <text:p text:style-name="P26">200 В</text:p>
          </table:table-cell>
          <table:table-cell table:style-name="Таблица52.B1" office:value-type="string">
            <text:p text:style-name="P26">199 В</text:p>
          </table:table-cell>
        </table:table-row>
        <table:table-row table:style-name="Таблица52.1">
          <table:table-cell table:style-name="Таблица52.A1" office:value-type="string">
            <text:p text:style-name="P26">750 В</text:p>
          </table:table-cell>
          <table:table-cell table:style-name="Таблица52.B1" office:value-type="string">
            <text:p text:style-name="P26">700 В</text:p>
          </table:table-cell>
        </table:table-row>
        <table:table-row table:style-name="Таблица52.1">
          <table:table-cell table:style-name="Таблица52.B1" table:number-columns-spanned="2" office:value-type="string">
            <text:p text:style-name="P26">Сила переменного тока</text:p>
          </table:table-cell>
          <table:covered-table-cell/>
        </table:table-row>
        <table:table-row table:style-name="Таблица52.1">
          <table:table-cell table:style-name="Таблица52.A1" office:value-type="string">
            <text:p text:style-name="P26">2 мА</text:p>
          </table:table-cell>
          <table:table-cell table:style-name="Таблица52.B1" office:value-type="string">
            <text:p text:style-name="P26">1,9 мА</text:p>
          </table:table-cell>
        </table:table-row>
        <table:table-row table:style-name="Таблица52.1">
          <table:table-cell table:style-name="Таблица52.A1" office:value-type="string">
            <text:p text:style-name="P26">20 мА</text:p>
          </table:table-cell>
          <table:table-cell table:style-name="Таблица52.B1" office:value-type="string">
            <text:p text:style-name="P26">19,9 мА</text:p>
          </table:table-cell>
        </table:table-row>
        <table:table-row table:style-name="Таблица52.1">
          <table:table-cell table:style-name="Таблица52.A1" office:value-type="string">
            <text:p text:style-name="P26">200 мА</text:p>
          </table:table-cell>
          <table:table-cell table:style-name="Таблица52.B1" office:value-type="string">
            <text:p text:style-name="P26">199 мА</text:p>
          </table:table-cell>
        </table:table-row>
        <table:table-row table:style-name="Таблица52.1">
          <table:table-cell table:style-name="Таблица52.A1" office:value-type="string">
            <text:p text:style-name="P26">2000 мА</text:p>
          </table:table-cell>
          <table:table-cell table:style-name="Таблица52.B1" office:value-type="string">
            <text:p text:style-name="P26">1999 мА</text:p>
          </table:table-cell>
        </table:table-row>
        <table:table-row table:style-name="Таблица52.1">
          <table:table-cell table:style-name="Таблица52.A1" office:value-type="string">
            <text:p text:style-name="P26">20 А</text:p>
          </table:table-cell>
          <table:table-cell table:style-name="Таблица52.B1" office:value-type="string">
            <text:p text:style-name="P26">10 А</text:p>
          </table:table-cell>
        </table:table-row>
      </table:table>
      <text:p text:style-name="P41"><text:span text:style-name="T8"><text:s/></text:span><text:span text:style-name="T7">Калибровка напряжения, <text:s/>силы постоянного тока и сопротивления</text:span></text:p>
      <text:p text:style-name="P35">0<text:span text:style-name="T2">x</text:span>13 – <text:span text:style-name="T2">CAL</text:span>_<text:span text:style-name="T2">UDC</text:span> Калибровка постоянного напряжения</text:p>
      <text:p text:style-name="P35">0<text:span text:style-name="T2">x</text:span>15 – <text:span text:style-name="T2">CAL</text:span>_<text:span text:style-name="T2">IDC</text:span> Калибровка постоянного тока</text:p>
      <text:p text:style-name="P35">0<text:span text:style-name="T2">x</text:span>17 – <text:span text:style-name="T2">CAL</text:span>_<text:span text:style-name="T2">RES</text:span> Калибровка сопротивления</text:p>
      <text:p text:style-name="P60">Формат поля данных запроса: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 table:number-columns-repeated="2"/>
        <table:table-column table:style-name="Таблица53.E" table:number-columns-repeated="3"/>
        <table:table-column table:style-name="Таблица53.H"/>
        <table:table-row table:style-name="Таблица53.1">
          <table:table-cell table:style-name="Таблица53.A1" office:value-type="string">
            <text:p text:style-name="P26">Кал. 0</text:p>
          </table:table-cell>
          <table:table-cell table:style-name="Таблица53.B1" table:number-columns-spanned="7" office:value-type="string">
            <text:p text:style-name="P26">Предел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1">
          <table:table-cell table:style-name="Таблица53.A1" office:value-type="string">
            <text:p text:style-name="P26">7</text:p>
          </table:table-cell>
          <table:table-cell table:style-name="Таблица53.A1" office:value-type="string">
            <text:p text:style-name="P26">6</text:p>
          </table:table-cell>
          <table:table-cell table:style-name="Таблица53.A1" office:value-type="string">
            <text:p text:style-name="P26">5</text:p>
          </table:table-cell>
          <table:table-cell table:style-name="Таблица53.A1" office:value-type="string">
            <text:p text:style-name="P26">4</text:p>
          </table:table-cell>
          <table:table-cell table:style-name="Таблица53.A1" office:value-type="string">
            <text:p text:style-name="P26">3</text:p>
          </table:table-cell>
          <table:table-cell table:style-name="Таблица53.A1" office:value-type="string">
            <text:p text:style-name="P26">2</text:p>
          </table:table-cell>
          <table:table-cell table:style-name="Таблица53.A1" office:value-type="string">
            <text:p text:style-name="P26">1</text:p>
          </table:table-cell>
          <table:table-cell table:style-name="Таблица53.B1" office:value-type="string">
            <text:p text:style-name="P26">0</text:p>
          </table:table-cell>
        </table:table-row>
        <table:table-row table:style-name="Таблица53.1">
          <table:table-cell table:style-name="Таблица53.B1" table:number-columns-spanned="8" office:value-type="string">
            <text:p text:style-name="P66">1 бай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67">Бит 7 - Калибровка «0»: </text:p>
      <text:p text:style-name="P68">1 – производим калибровку «0».</text:p>
      <text:p text:style-name="P68">0 – производим калибровку масштабных коэффициентов.</text:p>
      <text:p text:style-name="P47">Биты 6...0 Предел:<text:tab/>Устанавливает предел калибровки.</text:p>
      <text:list xml:id="list114058167536823" text:continue-numbering="true" text:style-name="WW8Num2">
        <text:list-item>
          <text:h text:style-name="P22" text:outline-level="1">А.10 Измерения<text:span text:style-name="T2"> (0x06…0x12)</text:span></text:h>
        </text:list-item>
      </text:list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row table:style-name="Таблица54.1">
          <table:table-cell table:style-name="Таблица54.A1" office:value-type="string">
            <text:p text:style-name="P33">Код команды</text:p>
          </table:table-cell>
          <table:table-cell table:style-name="Таблица54.B1" office:value-type="string">
            <text:p text:style-name="P26">Режим измерения</text:p>
          </table:table-cell>
          <table:table-cell table:style-name="Таблица54.C1" office:value-type="string">
            <text:p text:style-name="P33">Единицы измерения</text:p>
          </table:table-cell>
        </table:table-row>
        <table:table-row table:style-name="Таблица54.1">
          <table:table-cell table:style-name="Таблица54.B1" office:value-type="string">
            <text:p text:style-name="P26">0<text:span text:style-name="T2">x06</text:span></text:p>
          </table:table-cell>
          <table:table-cell table:style-name="Таблица54.A1" office:value-type="string">
            <text:p text:style-name="P33">Измерение постоянного напряжения</text:p>
          </table:table-cell>
          <table:table-cell table:style-name="Таблица54.C2" table:number-rows-spanned="3" office:value-type="string">
            <text:p text:style-name="P26">В</text:p>
          </table:table-cell>
        </table:table-row>
        <table:table-row table:style-name="Таблица54.1">
          <table:table-cell table:style-name="Таблица54.B1" office:value-type="string">
            <text:p text:style-name="P26">0х07</text:p>
          </table:table-cell>
          <table:table-cell table:style-name="Таблица54.A1" office:value-type="string">
            <text:p text:style-name="P33">Измерение переменного напряжения</text:p>
          </table:table-cell>
          <table:covered-table-cell/>
        </table:table-row>
        <table:table-row table:style-name="Таблица54.1">
          <table:table-cell table:style-name="Таблица54.B1" office:value-type="string">
            <text:p text:style-name="P26">0х0<text:span text:style-name="T2">D</text:span></text:p>
          </table:table-cell>
          <table:table-cell table:style-name="Таблица54.A1" office:value-type="string">
            <text:p text:style-name="P33">Диодный тест/прозвонка</text:p>
          </table:table-cell>
          <table:covered-table-cell/>
        </table:table-row>
        <table:table-row table:style-name="Таблица54.1">
          <table:table-cell table:style-name="Таблица54.B1" office:value-type="string">
            <text:p text:style-name="P26">0<text:span text:style-name="T2">x</text:span>08</text:p>
          </table:table-cell>
          <table:table-cell table:style-name="Таблица54.A1" office:value-type="string">
            <text:p text:style-name="P33">Измерение постоянного тока</text:p>
          </table:table-cell>
          <table:table-cell table:style-name="Таблица54.C2" table:number-rows-spanned="2" office:value-type="string">
            <text:p text:style-name="P26">А</text:p>
          </table:table-cell>
        </table:table-row>
        <table:table-row table:style-name="Таблица54.1">
          <table:table-cell table:style-name="Таблица54.B1" office:value-type="string">
            <text:p text:style-name="P26">0<text:span text:style-name="T2">x</text:span>09</text:p>
          </table:table-cell>
          <table:table-cell table:style-name="Таблица54.A1" office:value-type="string">
            <text:p text:style-name="P33">Измерение переменного тока</text:p>
          </table:table-cell>
          <table:covered-table-cell/>
        </table:table-row>
        <table:table-row table:style-name="Таблица54.1">
          <table:table-cell table:style-name="Таблица54.B1" office:value-type="string">
            <text:p text:style-name="P26">0х0А</text:p>
          </table:table-cell>
          <table:table-cell table:style-name="Таблица54.A1" office:value-type="string">
            <text:p text:style-name="P33">Измерение сопротивления</text:p>
          </table:table-cell>
          <table:table-cell table:style-name="Таблица54.C2" office:value-type="string">
            <text:p text:style-name="P26">кОм</text:p>
          </table:table-cell>
        </table:table-row>
        <table:table-row table:style-name="Таблица54.1">
          <table:table-cell table:style-name="Таблица54.B1" office:value-type="string">
            <text:p text:style-name="P26">0х0В</text:p>
          </table:table-cell>
          <table:table-cell table:style-name="Таблица54.A1" office:value-type="string">
            <text:p text:style-name="P33">Измерение емкости</text:p>
          </table:table-cell>
          <table:table-cell table:style-name="Таблица54.C2" office:value-type="string">
            <text:p text:style-name="P26">мкФ</text:p>
          </table:table-cell>
        </table:table-row>
        <table:table-row table:style-name="Таблица54.1">
          <table:table-cell table:style-name="Таблица54.B1" office:value-type="string">
            <text:p text:style-name="P26">0х0С</text:p>
          </table:table-cell>
          <table:table-cell table:style-name="Таблица54.A1" office:value-type="string">
            <text:p text:style-name="P33">Измерение индуктивности</text:p>
          </table:table-cell>
          <table:table-cell table:style-name="Таблица54.C2" office:value-type="string">
            <text:p text:style-name="P26">мГн</text:p>
          </table:table-cell>
        </table:table-row>
        <table:table-row table:style-name="Таблица54.1">
          <table:table-cell table:style-name="Таблица54.B1" office:value-type="string">
            <text:p text:style-name="P26">0<text:span text:style-name="T2">x</text:span>0<text:span text:style-name="T2">E</text:span></text:p>
          </table:table-cell>
          <table:table-cell table:style-name="Таблица54.A1" office:value-type="string">
            <text:p text:style-name="P33">Измерение частоты</text:p>
          </table:table-cell>
          <table:table-cell table:style-name="Таблица54.C2" office:value-type="string">
            <text:p text:style-name="P26">кГц</text:p>
          </table:table-cell>
        </table:table-row>
        <table:table-row table:style-name="Таблица54.1">
          <table:table-cell table:style-name="Таблица54.B1" office:value-type="string">
            <text:p text:style-name="P26">0<text:span text:style-name="T2">x</text:span>0<text:span text:style-name="T2">F</text:span></text:p>
          </table:table-cell>
          <table:table-cell table:style-name="Таблица54.A1" office:value-type="string">
            <text:p text:style-name="P33">Измерение активной мощности</text:p>
          </table:table-cell>
          <table:table-cell table:style-name="Таблица54.C2" office:value-type="string">
            <text:p text:style-name="P26">кВт</text:p>
          </table:table-cell>
        </table:table-row>
        <table:table-row table:style-name="Таблица54.1">
          <table:table-cell table:style-name="Таблица54.B1" office:value-type="string">
            <text:p text:style-name="P27">0x10</text:p>
          </table:table-cell>
          <table:table-cell table:style-name="Таблица54.A1" office:value-type="string">
            <text:p text:style-name="P33">Измерение реактивной мощности</text:p>
          </table:table-cell>
          <table:table-cell table:style-name="Таблица54.C2" office:value-type="string">
            <text:p text:style-name="P26">квар</text:p>
          </table:table-cell>
        </table:table-row>
        <table:table-row table:style-name="Таблица54.1">
          <table:table-cell table:style-name="Таблица54.B1" office:value-type="string">
            <text:p text:style-name="P27">0x11</text:p>
          </table:table-cell>
          <table:table-cell table:style-name="Таблица54.A1" office:value-type="string">
            <text:p text:style-name="P33">Измерение полной мощности</text:p>
          </table:table-cell>
          <table:table-cell table:style-name="Таблица54.C2" office:value-type="string">
            <text:p text:style-name="P26">кВА</text:p>
          </table:table-cell>
        </table:table-row>
        <table:table-row table:style-name="Таблица54.1">
          <table:table-cell table:style-name="Таблица54.B1" office:value-type="string">
            <text:p text:style-name="P26">0<text:span text:style-name="T2">x</text:span>12</text:p>
          </table:table-cell>
          <table:table-cell table:style-name="Таблица54.A1" office:value-type="string">
            <text:p text:style-name="P33">Измерение коэффициента<text:span text:style-name="T2"> </text:span>мощности</text:p>
          </table:table-cell>
          <table:table-cell table:style-name="Таблица54.C2" office:value-type="string">
            <text:p text:style-name="P26">безразмерная величина</text:p>
          </table:table-cell>
        </table:table-row>
      </table:table>
      <text:list xml:id="list114058320568484" text:continue-numbering="true" text:style-name="WW8Num2">
        <text:list-item>
          <text:list>
            <text:list-item>
              <text:h text:style-name="P10" text:outline-level="2"><text:soft-page-break/>Запрос</text:h>
            </text:list-item>
          </text:list>
        </text:list-item>
      </text:list>
      <text:p text:style-name="P33">Формат поля данных запроса: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column table:style-name="Таблица55.E"/>
        <table:table-column table:style-name="Таблица55.F" table:number-columns-repeated="2"/>
        <table:table-column table:style-name="Таблица55.H"/>
        <table:table-row table:style-name="Таблица55.1">
          <table:table-cell table:style-name="Таблица55.A1" table:number-columns-spanned="8" office:value-type="string">
            <text:p text:style-name="P26">1 бай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5.2">
          <table:table-cell table:style-name="Таблица55.A2" table:number-columns-spanned="2" office:value-type="string">
            <text:p text:style-name="P26">Тип удержания</text:p>
          </table:table-cell>
          <table:covered-table-cell/>
          <table:table-cell table:style-name="Таблица55.A2" table:number-columns-spanned="2" office:value-type="string">
            <text:p text:style-name="P26">Тип отклонения.</text:p>
          </table:table-cell>
          <table:covered-table-cell/>
          <table:table-cell table:style-name="Таблица55.A2" office:value-type="string">
            <text:p text:style-name="P26">АВП*</text:p>
          </table:table-cell>
          <table:table-cell table:style-name="Таблица55.A1" table:number-columns-spanned="3" office:value-type="string">
            <text:p text:style-name="P26">Предел</text:p>
          </table:table-cell>
          <table:covered-table-cell/>
          <table:covered-table-cell/>
        </table:table-row>
        <table:table-row table:style-name="Таблица55.2">
          <table:table-cell table:style-name="Таблица55.A2" office:value-type="string">
            <text:p text:style-name="P26">7</text:p>
          </table:table-cell>
          <table:table-cell table:style-name="Таблица55.A2" office:value-type="string">
            <text:p text:style-name="P26">6</text:p>
          </table:table-cell>
          <table:table-cell table:style-name="Таблица55.A2" office:value-type="string">
            <text:p text:style-name="P26">5</text:p>
          </table:table-cell>
          <table:table-cell table:style-name="Таблица55.A2" office:value-type="string">
            <text:p text:style-name="P26">4</text:p>
          </table:table-cell>
          <table:table-cell table:style-name="Таблица55.A2" office:value-type="string">
            <text:p text:style-name="P26">3</text:p>
          </table:table-cell>
          <table:table-cell table:style-name="Таблица55.A2" office:value-type="string">
            <text:p text:style-name="P26">2</text:p>
          </table:table-cell>
          <table:table-cell table:style-name="Таблица55.A2" office:value-type="string">
            <text:p text:style-name="P26">1</text:p>
          </table:table-cell>
          <table:table-cell table:style-name="Таблица55.A1" office:value-type="string">
            <text:p text:style-name="P26">0</text:p>
          </table:table-cell>
        </table:table-row>
      </table:table>
      <text:p text:style-name="P33"/>
      <text:p text:style-name="P33">*АВП – автоматический выбор предела. </text:p>
      <text:p text:style-name="P33">«1» - включен АВП; «0» - ручной выбор предела.</text:p>
      <text:p text:style-name="P33"/>
      <text:p text:style-name="P33">Тип удержания:</text:p>
      <text:p text:style-name="P33">«00» - Удержания нет.</text:p>
      <text:p text:style-name="P33">«01» - Удержание текущего значения.</text:p>
      <text:p text:style-name="P33">«10» - Удержание минимального значения.</text:p>
      <text:p text:style-name="P33">«11» - Удержание максимального значения.</text:p>
      <text:p text:style-name="P51">Тип вычисления отклонения:</text:p>
      <text:p text:style-name="P33">«00» - Вычисление не производится.</text:p>
      <text:p text:style-name="P33">«01» - Вычисление абсолютного отклонения.</text:p>
      <text:p text:style-name="P33">«10» - Вычисление относительного отклонения в %.</text:p>
      <text:p text:style-name="P35">Режимы измерения с кодами команд <text:span text:style-name="T2">c</text:span> 0<text:span text:style-name="T2">x</text:span>0<text:span text:style-name="T2">B</text:span> по 0<text:span text:style-name="T2">x</text:span>12 включительно не имеют пределов измерения. Младшие 4 бита игнорируются, АВП всегда включен.</text:p>
      <text:list xml:id="list114058317551996" text:continue-numbering="true" text:style-name="WW8Num2">
        <text:list-item>
          <text:list>
            <text:list-item>
              <text:h text:style-name="P8" text:outline-level="2">Ответ</text:h>
            </text:list-item>
          </text:list>
        </text:list-item>
      </text:list>
      <text:p text:style-name="P35">Поле данных нормального ответа содержит результат измерений в формате строки (7 символов). Если какой-то из символов отсутствует на дисплее прибора, он заменяется пробелом.</text:p>
      <text:p text:style-name="P69">8-й байт содержит значение текущего предела и режима измерения: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 table:number-columns-repeated="2"/>
        <table:table-column table:style-name="Таблица56.C"/>
        <table:table-column table:style-name="Таблица56.D"/>
        <table:table-column table:style-name="Таблица56.H"/>
        <table:table-row table:style-name="Таблица56.1">
          <table:table-cell table:style-name="Таблица56.A1" table:number-columns-spanned="8" office:value-type="string">
            <text:p text:style-name="P26">(1 байт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6.1">
          <table:table-cell table:style-name="Таблица56.A2" table:number-columns-spanned="4" office:value-type="string">
            <text:p text:style-name="P26">Режим</text:p>
          </table:table-cell>
          <table:covered-table-cell/>
          <table:covered-table-cell/>
          <table:covered-table-cell/>
          <table:table-cell table:style-name="Таблица56.A1" table:number-columns-spanned="4" office:value-type="string">
            <text:p text:style-name="P26">Предел</text:p>
          </table:table-cell>
          <table:covered-table-cell/>
          <table:covered-table-cell/>
          <table:covered-table-cell/>
        </table:table-row>
        <table:table-row table:style-name="Таблица56.3">
          <table:table-cell table:style-name="Таблица56.A2" office:value-type="string">
            <text:p text:style-name="P26">7</text:p>
          </table:table-cell>
          <table:table-cell table:style-name="Таблица56.A2" office:value-type="string">
            <text:p text:style-name="P26">6</text:p>
          </table:table-cell>
          <table:table-cell table:style-name="Таблица56.A2" office:value-type="string">
            <text:p text:style-name="P26">5</text:p>
          </table:table-cell>
          <table:table-cell table:style-name="Таблица56.A2" office:value-type="string">
            <text:p text:style-name="P26">4</text:p>
          </table:table-cell>
          <table:table-cell table:style-name="Таблица56.A2" office:value-type="string">
            <text:p text:style-name="P26">3</text:p>
          </table:table-cell>
          <table:table-cell table:style-name="Таблица56.A2" office:value-type="string">
            <text:p text:style-name="P26">2</text:p>
          </table:table-cell>
          <table:table-cell table:style-name="Таблица56.A2" office:value-type="string">
            <text:p text:style-name="P26">1</text:p>
          </table:table-cell>
          <table:table-cell table:style-name="Таблица56.A1" office:value-type="string">
            <text:p text:style-name="P26">0</text:p>
          </table:table-cell>
        </table:table-row>
      </table:table>
      <text:p text:style-name="P46"/>
      <text:p text:style-name="P35">При работе с режимами, не имеющими пределов измерения (команды 0<text:span text:style-name="T2">x</text:span>0<text:span text:style-name="T2">B</text:span>…0<text:span text:style-name="T2">x</text:span>12) в ответе возвращаются единицы измерения:</text:p>
      <text:p text:style-name="P38">Измерение емкости (0х0<text:span text:style-name="T2">B</text:span>)</text:p>
      <text:p text:style-name="P35">«0» - «пФ»</text:p>
      <text:p text:style-name="P35">«1» - «мкФ»</text:p>
      <text:p text:style-name="P35">*При измерении емкости порядка 1000 мкФ время измерения может достигать 5-6 секунд.</text:p>
      <text:p text:style-name="P38">Измерение индуктивности (0х0С) [мГн]</text:p>
      <text:p text:style-name="P42">Измерение частоты (0х0<text:span text:style-name="T2">D</text:span>)</text:p>
      <text:p text:style-name="P35">«0» - «Гц»</text:p>
      <text:p text:style-name="P35">«1» - «кГц»</text:p>
      <text:p text:style-name="P35">«2» - «МГц»</text:p>
      <text:p text:style-name="P35">Измерение мощности (0х09...0х11):</text:p>
      <text:p text:style-name="P35">кВт (квар, кВА)</text:p>
      <text:p text:style-name="P70">Активная мощность – [Вт]</text:p>
      <text:p text:style-name="P70">Реактивная мощность - [вар]</text:p>
      <text:p text:style-name="P70">Полная мощность - [ВА]</text:p>
      <text:p text:style-name="P35">Измерение коэффициента мощности (0<text:span text:style-name="T2">x</text:span>12)</text:p>
      <text:p text:style-name="P35">Величина размерности не имеет.</text:p>
      <text:list xml:id="list114058773723810" text:continue-numbering="true" text:style-name="WW8Num2">
        <text:list-item>
          <text:h text:style-name="P21" text:outline-level="1"><text:soft-page-break/>А.11 <text:s/>Работа с аккумуляторной батареей (АКБ) (0х18…0х20)</text:h>
        </text:list-item>
      </text:list>
      <text:p text:style-name="P34">0<text:span text:style-name="T2">x</text:span>18 – Включение режима заряда АКБ</text:p>
      <text:p text:style-name="P34">0х19 – Выключение режима заряда АКБ</text:p>
      <text:p text:style-name="P34">0<text:span text:style-name="T2">x</text:span>1А – Запрос параметров заряда АКБ</text:p>
      <text:list xml:id="list114058972401056" text:continue-numbering="true" text:style-name="WW8Num2">
        <text:list-item>
          <text:list>
            <text:list-item>
              <text:h text:style-name="P19" text:outline-level="2">Запрос</text:h>
            </text:list-item>
          </text:list>
        </text:list-item>
      </text:list>
      <text:p text:style-name="P35">Поле данных запроса пустое – никаких дополнительных параметров не передается.</text:p>
      <text:list xml:id="list114059354701318" text:continue-numbering="true" text:style-name="WW8Num2">
        <text:list-item>
          <text:list>
            <text:list-item>
              <text:h text:style-name="P19" text:outline-level="2">Ответ</text:h>
            </text:list-item>
          </text:list>
        </text:list-item>
      </text:list>
      <text:p text:style-name="P30">При нормальном ответе на команду «0<text:span text:style-name="T2">x</text:span>1А» прибор передает следующие данные:</text:p>
      <text:p text:style-name="P32"><text:s/></text:p>
      <table:table table:name="Таблица57" table:style-name="Таблица57">
        <table:table-column table:style-name="Таблица57.A"/>
        <table:table-column table:style-name="Таблица57.B"/>
        <table:table-row table:style-name="Таблица57.1">
          <table:table-cell table:style-name="Таблица57.A1" office:value-type="string">
            <text:p text:style-name="P33">Ток заряда</text:p>
          </table:table-cell>
          <table:table-cell table:style-name="Таблица57.B1" office:value-type="string">
            <text:p text:style-name="P33">Напряжение на батарее</text:p>
          </table:table-cell>
        </table:table-row>
        <table:table-row table:style-name="Таблица57.1">
          <table:table-cell table:style-name="Таблица57.A1" office:value-type="string">
            <text:p text:style-name="P33">2 байта (<text:span text:style-name="T2">int)</text:span></text:p>
          </table:table-cell>
          <table:table-cell table:style-name="Таблица57.B1" office:value-type="string">
            <text:p text:style-name="P33">2 байта (<text:span text:style-name="T2">int)</text:span></text:p>
          </table:table-cell>
        </table:table-row>
      </table:table>
      <text:p text:style-name="P30"/>
      <text:p text:style-name="P39">А.12 Коды ошибок</text:p>
      <text:p text:style-name="P34">0х01 – Команда не опознана.</text:p>
      <text:p text:style-name="P34">0х02 – Ошибка <text:span text:style-name="T2">CRC</text:span>.</text:p>
      <text:p text:style-name="P34">0<text:span text:style-name="T2">x</text:span>03 – Значение в поле данных не является допустимым для данной команды.</text:p>
      <text:p text:style-name="P34">0х04 – Выполнение текущей команды прервано.</text:p>
      <text:p text:style-name="P34">0<text:span text:style-name="T2">x</text:span>05 – Прибор принял команду, но будет выполнять ее длительное время (предотвращает ошибку по таймауту).</text:p>
      <text:p text:style-name="P34">0х06 – Длина посылки меньше возможной.</text:p>
      <text:p text:style-name="P34">0х07 – Длина посылки больше допустимой.</text:p>
      <text:p text:style-name="P34">0х08 – Длина области данных не совпадает с указанной.</text:p>
      <text:p text:style-name="P34">0х09 – Удаленное управление не включено.</text:p>
      <text:p text:style-name="P34">0х0А – Ошибка записи во «<text:span text:style-name="T2">Flash</text:span>» память прибора.</text:p>
      <text:p text:style-name="P34">0х0В – Прибор занят зарядом АКБ.</text:p>
      <text:p text:style-name="P34">0х0С – Напряжение заряда выше допустимого.</text:p>
      <text:p text:style-name="P34">0х0<text:span text:style-name="T2">D</text:span> – Напряжение заряда ниже допустимого.</text:p>
      <text:p text:style-name="P34">0х0Е – Батарея незаряжаемая или неисправная.</text:p>
      <text:p text:style-name="P34">0х0<text:span text:style-name="T2">F</text:span> – Нагрузочная способность источника недостаточна для заряда.</text:p>
      <text:p text:style-name="P34">0х10 – Не проведена калибровка запрашиваемого режима измерения.</text:p>
      <text:p text:style-name="P34">0<text:span text:style-name="T2">x</text:span>11 – Величина, подаваемая на вход при калибровке, больше или меньше допустимой (± 25%).</text:p>
      <text:p text:style-name="P34">0<text:span text:style-name="T2">x</text:span>12 – Ошибка доступа к выполнению калибровки.<text:line-break/> <text:s text:c="10"/>0<text:span text:style-name="T2">x</text:span>13 – Перегрузка.</text:p>
      <text:p text:style-name="P34">0<text:span text:style-name="T2">x</text:span>14 - Недостаточная частота или постоянное напряжение на входе.</text:p>
      <text:p text:style-name="P34">0х15 – Не выполнена калибровка «0» требуемого режима.</text:p>
      <text:p text:style-name="P34">0х16 – Режим заряда не включ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212cm" loext:contextual-spacing="false" fo:keep-together="always" fo:keep-with-next="always"/>
      <style:text-properties fo:language="en" fo:country="US" fo:font-weight="bold" style:font-weight-asian="bold" style:font-size-complex="13pt" style:language-complex="en" style:country-complex="US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1.058cm" fo:margin-bottom="0.635cm" loext:contextual-spacing="false" fo:keep-with-next="always"/>
      <style:text-properties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Основной_20_с_20_Кр" style:display-name="Основной с Кр" style:family="paragraph" style:parent-style-name="Standard">
      <style:paragraph-properties fo:margin-left="0cm" fo:margin-right="0cm" fo:margin-top="0.106cm" fo:margin-bottom="0cm" loext:contextual-spacing="false" fo:text-indent="1cm" style:auto-text-indent="false" style:text-autospace="none"/>
      <style:text-properties fo:language="en" fo:country="US" style:font-size-complex="12pt" style:language-complex="en" style:country-complex="US"/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0cm" style:auto-text-indent="false"/>
    </style:style>
    <style:style style:name="Основной_20_с_20_Кр." style:display-name="Основной с Кр." style:family="paragraph" style:parent-style-name="Standard">
      <style:paragraph-properties fo:margin-left="0cm" fo:margin-right="0cm" fo:margin-top="0.106cm" fo:margin-bottom="0cm" loext:contextual-spacing="false" fo:text-indent="1cm" style:auto-text-indent="false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.423cm" fo:margin-bottom="0.106cm" loext:contextual-spacing="false" fo:line-height="120%" fo:keep-with-next="always"/>
      <style:text-properties fo:font-weight="bold" style:font-weight-asian="bold" style:font-size-complex="13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1:38:18.993074278</meta:creation-date>
    <dc:date>2014-12-15T11:40:57.539642016</dc:date>
    <meta:editing-duration>PT2M37S</meta:editing-duration>
    <meta:editing-cycles>3</meta:editing-cycles>
    <meta:generator>LibreOffice/4.3.4.1$Linux_X86_64 LibreOffice_project/430m0$Build-1</meta:generator>
    <meta:document-statistic meta:table-count="38" meta:image-count="0" meta:object-count="2" meta:page-count="11" meta:paragraph-count="723" meta:word-count="2475" meta:character-count="16538" meta:non-whitespace-character-count="14543"/>
  </office:meta>
</office:document-meta>
</file>